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t's no good... I can't hold it!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nna pee!! I'm gonna pee in my pantiiies!!</text:p>
          </table:table-cell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aaaagh!! S-Stop!!  D-Don't come out
yeeeeet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y bladder's... so swollen, it huuurts!</text:p>
          </table:table-cell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nna burst...! Wh-What am I gonna dooo?!</text:p>
          </table:table-cell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has to come out sooner or later, right...?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 me go off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 holding it for a while, so... y'know,
soon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h... d-do I have to do it here...?</text:p>
          </table:table-cell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t's true we're not gonna find a toilet
around here... O-Okay... got it...</text:p>
          </table:table-cell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hhh? H-Here?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don't wannaaa... ////</text:p>
          </table:table-cell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'm really thirsty... water, 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 I just couldn't wait anymore...</text:p>
          </table:table-cell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id my best, but I wet myself... *sob*...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I, uhh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... I wanna go to a toilet-esque place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m I just imagining it, or do I need to go to
the...?)</text:p>
          </table:table-cell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Nope, it's not my imagination... I've gotta go...!)</text:p>
          </table:table-cell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cisive moment is finally here.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! We'll win for sure!</text:p>
          </table:table-cell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robably for sure, with about a sixty percent
chance!!</text:p>
          </table:table-cell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mon Portal was through the “Argent
Forest” in the Northlands, right?</text:p>
          </table:table-cell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right?! Uwoooohhhh!! My memory is
amazing!! I'm a total genius!!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so, like, do you and the Shinigami-chan
know each other, Reguma-kun? That can't be,
right?</text:p>
          </table:table-cell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s kinda surprised, you were acting like
acquaintances or something.</text:p>
          </table:table-cell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 the heat all around this cave, can't
we just save it for winter?</text:p>
          </table:table-cell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get this, we save this winter's cold for
next summer! Now that's an idea!!</text:p>
          </table:table-cell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, I guess that'd get rid of the seasons...?</text:p>
          </table:table-cell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 can get our hands on some of that Ion
Matter at Purgatory Grotto, we'll be able to
make the STS *and* get Takoyaki-chan's
starship off the ground! Two birds, one stone!</text:p>
          </table:table-cell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, how much of it are we gonna need?</text:p>
          </table:table-cell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the end, we couldn't take down Blue Carat
or White Carat...</text:p>
          </table:table-cell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 learned about the Demon Portal, so
that's progress, right?</text:p>
          </table:table-cell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Let's get back to the Princess, pronto!</text:p>
          </table:table-cell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opponent is that slippery White Carat...!</text:p>
          </table:table-cell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if this trump card of ours, the
antimagic, works like a charm, we can't
afford to let our guard down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〜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〜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〜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〜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“heeeeey!“, and I
replied, ”yeaaaaaah!”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Valley of Mirages”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time's a-wastin'!! We're
going to 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no, nooo, this is bad, I-I can't do this
anymooore!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 wet myself, h-help meee!!</text:p>
          </table:table-cell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coming out it's coming ouuuut!! I-I'm
wetting myseeeelf!!</text:p>
          </table:table-cell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excuse me! A-Aren't we going to take a
break?</text:p>
          </table:table-cell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, more specifically, well, I want you to let me
g... go to the bathroom!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did I just say... does this look like a
bathroom to you...?!!</text:p>
          </table:table-cell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esitate to say it in a situation like this,
but, well...</text:p>
          </table:table-cell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to... go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this once, I'll do you a favor and pretend
I didn't hear anything, so don't you ever say
that again!!</text:p>
          </table:table-cell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ve got it wrong...! I'm sure I could've
held it!</text:p>
          </table:table-cell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was, erm... j-just an accident, okay?!!</text:p>
          </table:table-cell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-Are we going to keep pressing forwards...?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o do... I can't just come out and say
I want to go and use the toilet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... it's about time, don't you think? I'm sure
everyone's getting tired, so how about a break?</text:p>
          </table:table-cell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 fine, though...!</text:p>
          </table:table-cell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last, it's just us against Red Carat. It's been
a long time coming.</text:p>
          </table:table-cell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y'll come at us with everything they
have. We'd better give them all we've got, too.</text:p>
          </table:table-cell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is little crystal is meant to
be able to stabilize a space-time dis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kind of scientific principle does it
work on? Not that I'd understand anyway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got six lumps of Ion Matter here, just
what the doctor ordered.</text:p>
          </table:table-cell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, let's get this all back to the Princess.
I'm starting to get a little sweaty, here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x lumps of Ion Matter in total will do, right?</text:p>
          </table:table-cell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ut another way, that means it only takes six to
create the STS *and* power a starship.
Incredible, isn't it...</text:p>
          </table:table-cell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where in the Southlands you go, it's
boiling hot, so you need to have plenty of water
with you.</text:p>
          </table:table-cell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have the money for it...?</text:p>
          </table:table-cell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was that demon plant called again?
Urinex?</text:p>
          </table:table-cell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the hell would it feed on something like
ammonia?! Seriously, live off of something
else, would you? Gosh!</text:p>
          </table:table-cell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 response from the peak of the
Sacred Mountain... is it?</text:p>
          </table:table-cell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d be nice if she stayed put until we make
it up there...</text:p>
          </table:table-cell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〜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on earth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, p-peeee!! I'm gonna peeee!</text:p>
          </table:table-cell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twitchin' down there... the dam's gonna
buuuurst!!</text:p>
          </table:table-cell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gotta go right here, or I'll p-pee myself...
I'm seriously gonna pee myseeeelf!!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, I-I can't control it, no matter... wh-at...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leakiiing, it's coming ouuut, peeeee!!</text:p>
          </table:table-cell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rghh!! I'm tellin' ya, I've gotta use the
bathroooom!!</text:p>
          </table:table-cell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'ya want me to wet my pants right here?!</text:p>
          </table:table-cell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r instead, I could just go pee out here...</text:p>
          </table:table-cell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naughty! But I can't take it
anymooore!!</text:p>
          </table:table-cell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ep, you're right! I ain't gonna be able to hold
it, anyway!</text:p>
          </table:table-cell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uuu〜〜! Bathroom, bathroom!! Hurry!</text:p>
          </table:table-cell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ta know I can't hold my pee for
that long, right?!</text:p>
          </table:table-cell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a know what they say... the cat can't eat
fish without... wettin' her feet...</text:p>
          </table:table-cell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 get
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bathroom yet?</text:p>
          </table:table-cell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t's gonna be a long way, let's step on it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'll get embarrassed if ya keep starin'
like that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nds up, whoever wants to go to the
bathrooooom—! Meee—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h...? Just me?</text:p>
          </table:table-cell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inally, it's the final dungeoooon!!</text:p>
          </table:table-cell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ta keep smilin' 'til the end—!!
Chaaaaaaaaarge!!</text:p>
          </table:table-cell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goin' straight from a Heatwave cavern to
a Frostbite forest, huh...</text:p>
          </table:table-cell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might just come down with somethin' nasty...</text:p>
          </table:table-cell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an, I'm sick 'n tired of fightin' against that
Shinigami...</text:p>
          </table:table-cell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she's quick, she hurts, she's scary, and
before ya know it, you're takin' loads a' damage...</text:p>
          </table:table-cell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eep forgettin' just how hot it is down here in
the Southlands〜...</text:p>
          </table:table-cell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s me wanna take my uniform off...!</text:p>
          </table:table-cell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ie, did I make you imagine somethin'
naughty〜...?</text:p>
          </table:table-cell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ta say, we ain't had much of a chance to
use that “antimagic” that was made for
White-Carat, so far.</text:p>
          </table:table-cell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suddenly appeared outta nowhere, I'd
probably forget to use it... lol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, that Shinigami is so strong, she's
basically cheating.</text:p>
          </table:table-cell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ouldn't even see her, she was so fast! Next
thing I knew, my body hurt all over, 'n I
couldn't tell what was goin' on after that!</text:p>
          </table:table-cell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's a Sacred Mountain? Is it
different from a regular mountain?</text:p>
          </table:table-cell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some kinda spiritual spot, given the
“sacred” part?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I don't really wanna think about
spirit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〜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〜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〜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〜? I wonder what kinda answer you
were gonna come out with〜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〜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〜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“Twintails ☆ Idol”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〜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“Aaaaahn ////”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twist* *turn* *wriggle* *cleeeeench*!</text:p>
          </table:table-cell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-Aauuu...! I-I can't... take it anymo...ore!</text:p>
          </table:table-cell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oooo! I'm so-orry! I-I'm at my limiiiit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...P-Pee... I need to pee...!)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-well!! Umm, uhhh... I-I-I'm fine... really!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do I do... I need to go to the restroom...
I'm already squirming...)</text:p>
          </table:table-cell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Staying still is really haaard...)</text:p>
          </table:table-cell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e-yes?!? Wh-Wh-What is it?!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'm sorry...</text:p>
          </table:table-cell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'll smell it if I get too close, so... I-I'll follow
from a distance... *sob*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umm... that is...</text:p>
          </table:table-cell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-We're not going to... take a rest soon... are
we?</text:p>
          </table:table-cell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ish I'd gone to the restroom just earlier...)</text:p>
          </table:table-cell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I'd like to go right about now...)</text:p>
          </table:table-cell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o be honest, I'm really scared...</text:p>
          </table:table-cell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I feel like... if we're all together...
it'll all go well, just like it always has...!</text:p>
          </table:table-cell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TS is going to self-destruct in the end,
isn't it.</text:p>
          </table:table-cell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what if the portal doesn't break under the
force of the blast...?</text:p>
          </table:table-cell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it would be best to come prepared with
a hammer or something?</text:p>
          </table:table-cell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if I could be that strong if I had four
bodies...</text:p>
          </table:table-cell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but then I'd need to have four uniforms
prepared, wouldn't I.</text:p>
          </table:table-cell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-We need to watch our step, or we'll fall
into the magma...!!</text:p>
          </table:table-cell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you fall, you'll get burned!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“STS” which is supposed to stabilize the
space-time dist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how in the world does it work...?</text:p>
          </table:table-cell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just remembered, Red Carat's hidden lair
at the top of the mountain...</text:p>
          </table:table-cell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wasn't even there herself, was she.</text:p>
          </table:table-cell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Do you think she was on an outing?</text:p>
          </table:table-cell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has loaded the antimagic she
formulated into a syringe.</text:p>
          </table:table-cell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eans we have to somehow give White
Carat a shot to make it work.</text:p>
          </table:table-cell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erein lies the problem, right...?</text:p>
          </table:table-cell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h, u-umm, I-I... h-have to... p-pee, now...!</text:p>
          </table:table-cell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b-bear it any l...onger...!!</text:p>
          </table:table-cell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f I run, i...it will all come, out...!! Nghaaaah!!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ant to go to the bathroom! I do not really...
have any time to... spare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oor timing, I am sorry...! /////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... I-I suppose you are right... it is my fault
for not taking care of it earlier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ill be back in a moment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aotome-san, actually, I... w-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ather... need to use a bathroom... is that
a-acceptable...?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-No, no, no! In any case, something like that
would be a little... ////</text:p>
          </table:table-cell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well, how do I say this...</text:p>
          </table:table-cell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f we should want to take a break, perhaps I
could also stop by a bathroom...?</text:p>
          </table:table-cell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ould like to wash my garments as soon as
possible, please... forgive me... ////</text:p>
          </table:table-cell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f anyone decides to visit the bathroom, I think
I might join them...)</text:p>
          </table:table-cell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isti and Blanche will not go down without a
fight.</text:p>
          </table:table-cell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ut, if we combine our strength, we will surely
emerge victorious!</text:p>
          </table:table-cell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fter all, you are the ones that Nowah-sama,
the last Heavenly Maiden, chose!</text:p>
          </table:table-cell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be very glad to have the Antimagic that
Lumii made us in the case we run into White
Carat.</text:p>
          </table:table-cell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t is not as if she will simply lie down
and let us inject her with it, so let us try and
surprise her if possible...</text:p>
          </table:table-cell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came down to another battle with that
Shinigami, we would have no recourse... let us
try our hardest to avoid that situation...!</text:p>
          </table:table-cell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l right, let us do our utmost to find the Ion
Matter we need.</text:p>
          </table:table-cell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many demons that call Purgatory
Grotto home, but I do not believe there are any
strong enough to be called boss monsters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I think so. Probably...</text:p>
          </table:table-cell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urgatory Grotto is a dreadfully perilous place,
even for the Southlands.</text:p>
          </table:table-cell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ill be surrounded by magma eruptions, and
the demons are terribly powerful, as well...</text:p>
          </table:table-cell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ich is why we cannot afford to falter on
our way in...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afraid I do not have any information
about the Demon Portal.</text:p>
          </table:table-cell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I do know that if there is a gate
between the demon world and the human world,
it would be too dangerous to leave it be...!</text:p>
          </table:table-cell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ven among the many mountains of this world,
the Sacred Mountain Amatsuchi is top-class.</text:p>
          </table:table-cell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was said by the people of yore that “dirt
fell through a hole in the heavens and piled
up on the ground”, in order to explain its
impressive height.</text:p>
          </table:table-cell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is dangerous
race of peopl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“Light of
Diabolus”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manner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egumaaa! I'm gonna pee all over Myseeelf!!
There's no way I can hold it Iiiin!!!</text:p>
          </table:table-cell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-Agh!!! Aaaaahhh!!! I can't, I can't... I'm gonna
Exploooode!!!</text:p>
          </table:table-cell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Just squeeze, until... b-behind there... h... hold
it...!!</text:p>
          </table:table-cell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ey...! Doesn't matter how awesome I am,
even I've got my Limiiits...!!</text:p>
          </table:table-cell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really got a full tank of pee, Heeere!!</text:p>
          </table:table-cell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 help it, it's a natural Phenomenon...</text:p>
          </table:table-cell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aa! Let me go to the Bathroooom!! Don't
tell me you're enjoying makin' me hold it Iiiin?!</text:p>
          </table:table-cell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, you Perveeert!!</text:p>
          </table:table-cell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knew it, you really are a Perveeert!!</text:p>
          </table:table-cell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p-peed... on Myseeelf...</text:p>
          </table:table-cell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bad, I couldn't take it any Mooore...</text:p>
          </table:table-cell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does anyone else need to go use the
little girl's Roooom?</text:p>
          </table:table-cell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r do I just have a tiny Bladdeeer??</text:p>
          </table:table-cell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uuh? Aren't there any toilets around Heeere?</text:p>
          </table:table-cell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Let me know if there are, since I wanna make a
rest Stooop.</text:p>
          </table:table-cell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nce this fight's over, I'm gonna go have some
fun with my big Sis...</text:p>
          </table:table-cell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ddya mean that was a weird thing
to Saaay? Why can't I say Thaaat?</text:p>
          </table:table-cell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aaargh!! My back is so Itchyyyyy!!</text:p>
          </table:table-cell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a!! Scratch Iiiit!! A little to the
Leeeeft!!</text:p>
          </table:table-cell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se six lumps of Ion Matter'll be more than
enough to power the STS and my Starshiiip!</text:p>
          </table:table-cell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n the off-chance it isn't, I don't know what
we'd Dooo.</text:p>
          </table:table-cell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, Whateveeer!</text:p>
          </table:table-cell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t's look for any suspicious rocks, and give 'em
a once-over with the Vis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it detects any ion cluster energy, it'll let
you know with a blue ring on the Displaaay!</text:p>
          </table:table-cell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bet my Detection Visor's gonna come in handy
again, this Tiiime!</text:p>
          </table:table-cell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're very Welcooome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ave destroying the Demon Portal to Meeee!</text:p>
          </table:table-cell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lowing stuff up is my Specialtyyy!!</text:p>
          </table:table-cell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ough I'm not good at putting stuff back
Togetheeer!!</text:p>
          </table:table-cell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acred Mountain, Huuuh? Sounds rich in
natural Resourceees!</text:p>
          </table:table-cell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ile we're there for White Carat,
how about we do a little diggin' for some
Ion Matteeer?</text:p>
          </table:table-cell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dventuring on developing planets is actually
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heap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“Adigorn”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 office:value-type="string">
            <text:p>Red Carat boss battle</text:p>
          </table:table-cell>
          <table:table-cell table:style-name="ce0"/>
          <table:table-cell table:style-name="ce0" office:value-type="string">
            <text:p>Visti
“Carat-sama, stay back and watch. It is too
dangerous here.”</text:p>
          </table:table-cell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 office:value-type="string">
            <text:p>Red Carat
“Not one second into battle, and I have been
designated for assignment...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 office:value-type="string">
            <text:p>Blanche
“Eheheh! Put bluntly, you'll only get in our
way!! Eheh! Eheh!!”</text:p>
          </table:table-cell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 office:value-type="string">
            <text:p>Hamuko
“Way to diss your own princess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 office:value-type="string">
            <text:p>Nyanko
“She's genuinely powerless, so I suppose
they have no choic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 office:value-type="string">
            <text:p>Tomocchi
“All right, we just gotta push past those
two and hit Carat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 office:value-type="string">
            <text:p>Visti
“We will not allow you to do that. A part
of our power will go to protecting Carat-sama
with a shield of Magic.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 office:value-type="string">
            <text:p>Blanche
“Ohhh〜! Sounds like a job for me! Eheheh!”</text:p>
          </table:table-cell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 office:value-type="string">
            <text:p>Hime
“Th-Then... I guess we just have to go after
those two first, huh...”</text:p>
          </table:table-cell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 office:value-type="string">
            <text:p>Komu
“They have a solid battle formation. This
battle will not be an easy one...!”</text:p>
          </table:table-cell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 office:value-type="string">
            <text:p>Takoyaki
“I don't really get it, but I'm just gonna
leave the thinkin' to Reguma-kun, Okaaay!”</text:p>
          </table:table-cell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 office:value-type="string">
            <text:p>Reguma
“Good. Stay calm and listen to my
instructions.”</text:p>
          </table:table-cell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 office:value-type="string">
            <text:p>Reguma
“And we'll be... sure to win!”</text:p>
          </table:table-cell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 office:value-type="string">
            <text:p>Everyone
“Yeaaaaaaaaaaaaahhhhhhhhhh—————!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 office:value-type="string">
            <text:p>White Carat boss battle</text:p>
          </table:table-cell>
          <table:table-cell table:style-name="ce0"/>
          <table:table-cell table:style-name="ce0" office:value-type="string">
            <text:p>Tomocchi
“Uwahh... I don't like the look'a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 office:value-type="string">
            <text:p>Takoyaki
“She's got pretty good taste, for a primitive
Terrestriaaal.”</text:p>
          </table:table-cell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 office:value-type="string">
            <text:p>Hime
“Wh-Wh-Wh-Wh-What are we going to do?!”</text:p>
          </table:table-cell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 office:value-type="string">
            <text:p>Reguma
“I expect its destructive power will be head and
shoulders above the monsters we've fought up
until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any opportunities
to heal up, or we'll hemorrhage stamina. Be
careful.”</text:p>
          </table:table-cell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 office:value-type="string">
            <text:p>Hamuko
“I'm thinking I keep some juice in my mouth,
then swallow it the moment I get hit. How about
that?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 office:value-type="string">
            <text:p>Nyanko
“No thanks, I don't want to end up covered in
juice...”</text:p>
          </table:table-cell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 office:value-type="string">
            <text:p>Blue Carat boss battle</text:p>
          </table:table-cell>
          <table:table-cell table:style-name="ce0"/>
          <table:table-cell table:style-name="ce0" office:value-type="string">
            <text:p>Blue Carat
“Though the Magic amplification effects have
already worn off, I cannot have you taking
our power lightly!”</text:p>
          </table:table-cell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 office:value-type="string">
            <text:p>Saffa
“Going up against four Heavenly Maidens might
be a tough one, but we'll do what we can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 office:value-type="string">
            <text:p>Reguma
“It looks like we have no choice but to
accept your challenge.”</text:p>
          </table:table-cell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 office:value-type="string">
            <text:p>Hamuko
“I don't really get what's going on, but
this is our chance to chip away at the enemy
forces!”</text:p>
          </table:table-cell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 office:value-type="string">
            <text:p>Komu
“Let us engage!”</text:p>
          </table:table-cell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“Phew, we are facing off at last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this opportunity.”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“We'll settle this in one fell swoop.”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“OK! We'll take it from here!”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“All hands, CHAAAAAARGE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“If you're such an indoor person, why would
you want to go to all this trouble just to
test our strength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“It's like when you've been cooped up for so
long that you suddenly want to move around,
you know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“I don't really get it, but less thinkin' and
more beatin' each other up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“(Is it me, or does she looks a little like
Akizora-san...?)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“All riiight——, Mirara-chan's gonna do her
best—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“Don't get careless, or you'll get all tied
up! ☆”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h no, Komu peed herself...!</text:p>
          </table:table-cell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h no, Takoyaki peed herself...!</text:p>
          </table:table-cell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Ion Matter】 ×1!</text:p>
          </table:table-cell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feel the presence of a nightmarishly
powerful foe from the other side of the
space-time continuum...</text:p>
          </table:table-cell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Caution!! This fight is an intense battle, and
is bonus content! It is entirely optional!
Losing will result in a game over! Winning does
not net you any particular reward!</text:p>
          </table:table-cell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llenge them from across space-time?</text:p>
          </table:table-cell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sure you'd like to fight?</text:p>
          </table:table-cell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elect a difficulty.</text:p>
          </table:table-cell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rong</text:p>
          </table:table-cell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o strong</text:p>
          </table:table-cell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o Kurage, you bastard!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'l 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 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v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thralled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 office:value-type="string">
            <text:p>Sightseer</text:p>
          </table:table-cell>
          <table:table-cell table:style-name="ce0"/>
          <table:table-cell table:style-name="ce0" office:value-type="string">
            <text:p>

Hey, hey, let's do that “Pee-holding Challenge”
we were talking about earlier!</text:p>
          </table:table-cell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 office:value-type="string">
            <text:p>

We both gotta drink the same amount of water
before we start our Westlands tour today.</text:p>
          </table:table-cell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 office:value-type="string">
            <text:p>

Then, it's a contest to see who can go the
longest without a toilet break! Well? Well?</text:p>
          </table:table-cell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 office:value-type="string">
            <text:p>

Yaaaay, now we're talkin'! 'Kay, does this much
water look good to you?</text:p>
          </table:table-cell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 office:value-type="string">
            <text:p>

Huh, this is a lot? Go big or go home, I say!
Aaall right, ready, set, GO!!</text:p>
          </table:table-cell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 office:value-type="string">
            <text:p>

Nn... we've made it to Ento village. I'm pretty
sure there're toilets around here.</text:p>
          </table:table-cell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 office:value-type="string">
            <text:p>

I-I'm still good, though. Totally... fine...
Totally... *fidget*</text:p>
          </table:table-cell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 office:value-type="string">
            <text:p>

You're lookin' pretty well yourself...</text:p>
          </table:table-cell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 office:value-type="string">
            <text:p>

Although, it's super obvious how you're grabbin'
yourself under that bag, ya know? Uheheh...</text:p>
          </table:table-cell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 office:value-type="string">
            <text:p>

Hey, ya really gonna skip this one? Ya might
run outta time if you don't hurry? *wiggle*...</text:p>
          </table:table-cell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 office:value-type="string">
            <text:p>

Heeey, just imagine... openin' the bathroom
dooor... droppin' your pantiiies...</text:p>
          </table:table-cell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 office:value-type="string">
            <text:p>

Lettin aaall of the pee rush outta your
swollen bladder... and into the toilet〜...</text:p>
          </table:table-cell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 office:value-type="string">
            <text:p>

Fssssshhhhhhhhh———— ♪ Haaaaaaaahhh〜〜
So goooooooood〜〜〜 ♪</text:p>
          </table:table-cell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 office:value-type="string">
            <text:p>

Oh! Can't hold it anymore, huh? You're goin' to
the bathroom? Yaaaaaaay, score one for meee!</text:p>
          </table:table-cell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 office:value-type="string">
            <text:p>

Uheheh, she sure ran off in a hurry. Musta been
at the end of her rope...</text:p>
          </table:table-cell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 office:value-type="string">
            <text:p>

To be honest, it's pretty bad for me, too, but I'd
look pretty lame rushin' to the bathroom now...</text:p>
          </table:table-cell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 office:value-type="string">
            <text:p>

I'd better hold it 'til the next toilet stop...</text:p>
          </table:table-cell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 office:value-type="string">
            <text:p>

Uh... ah... h-hey... h-how long 'til the next
r-rest stop, again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 office:value-type="string">
            <text:p>

Yeah... uhh... I-I... can't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 office:value-type="string">
            <text:p>

Not good... what do I... I-I'm gonna pee myself...
...I can't... hold it anymooore...!!</text:p>
          </table:table-cell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 office:value-type="string">
            <text:p>

F-Fifteen more minutes...?! N-No way... there's
no way I can wait that looong...!!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 office:value-type="string">
            <text:p>

Ooooooh... I should'a used the bathroom when
I had the chance... I'm such an... idioooot... /////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 office:value-type="string">
            <text:p>

It's gonna come out... oh, man... it's gonna, it's
gonna... n-no... this is bad... I can't...!!</text:p>
          </table:table-cell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 office:value-type="string">
            <text:p>

Sorry, I-I... can't... hold... i... t...</text:p>
          </table:table-cell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 office:value-type="string">
            <text:p>

Fuweeeeeeeeehn... *sob*... /////// No way....
It's all... it's all coming ooout...</text:p>
          </table:table-cell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 office:value-type="string">
            <text:p>

Uwaaaaaaaaaaahhnn! Stop, alreadyyy!! This is
so embarrassiiiiiiiiiiiiiing! ///////////</text:p>
          </table:table-cell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 office:value-type="string">
            <text:p>Envy</text:p>
          </table:table-cell>
          <table:table-cell table:style-name="ce0"/>
          <table:table-cell table:style-name="ce0" office:value-type="string">
            <text:p>

E〜N〜V〜Y〜...</text:p>
          </table:table-cell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 office:value-type="string">
            <text:p>

...is going to curse...
eeeeeeeeeeeeeeveryone〜...</text:p>
          </table:table-cell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 office:value-type="string">
            <text:p>

...Phew.</text:p>
          </table:table-cell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 office:value-type="string">
            <text:p>

Although, I don't actually have any cursing
power...</text:p>
          </table:table-cell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 office:value-type="string">
            <text:p>

It would help so much if I could really curse my
opponents...</text:p>
          </table:table-cell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 office:value-type="string">
            <text:p>

Speaking of which, I'm pretty sure that
whenever Ritualist-san is casting a hex...</text:p>
          </table:table-cell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 office:value-type="string">
            <text:p>

They're always muttering some kind of
incantation...</text:p>
          </table:table-cell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 office:value-type="string">
            <text:p>

It was something like... *mumble* *mumble*
*mumble*...</text:p>
          </table:table-cell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 office:value-type="string">
            <text:p>

...Wasn't it? Hmmmm...</text:p>
          </table:table-cell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 office:value-type="string">
            <text:p>

Well, it'd be too good to be true if I could cast
curses just by chanting the words... haaah.</text:p>
          </table:table-cell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 office:value-type="string">
            <text:p>

Just gotta go to the bathroom—</text:p>
          </table:table-cell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 office:value-type="string">
            <text:p>

O-Oh? My Alter Spirit is stuck between my
legs...</text:p>
          </table:table-cell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 office:value-type="string">
            <text:p>

It...it won't come off...! Wh-Why...?</text:p>
          </table:table-cell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 office:value-type="string">
            <text:p>

It's almost as if some kind of power is holding
it tightly to my crotch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 office:value-type="string">
            <text:p>

...Ack! Don't tell me this is the effect of my
incantation earlier...?!</text:p>
          </table:table-cell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 office:value-type="string">
            <text:p>

I-It's true that being unable to remove one's
clothes is a typical symptom of curses, but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 office:value-type="string">
            <text:p>

Ooh... I can't believe Spirit-san is stuck
between my legs like this... wh-what do I do...</text:p>
          </table:table-cell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 office:value-type="string">
            <text:p>

For now, I should find Ritualist-san so we can
brainstorm a way to undo the curse..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 office:value-type="string">
            <text:p>

Haah... haah... R-Ritualist-saaaan...!!
Where... where are youuuuuuuuuu...?!!</text:p>
          </table:table-cell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 office:value-type="string">
            <text:p>

Wh-Why now, of all times... can't I find
Ritualist-san...!</text:p>
          </table:table-cell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 office:value-type="string">
            <text:p>

Ah-aaah... I've been holding my pee forever...
at this rate, I... oooooohh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 office:value-type="string">
            <text:p>

Anyway, before I lose control, I have to look for
Ritualist-san like my life depends on it...!!</text:p>
          </table:table-cell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 office:value-type="string">
            <text:p>

*glance* *glance*...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 office:value-type="string">
            <text:p>

N-No... I can't... find them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 office:value-type="string">
            <text:p>

I'm really... going to... w-wet, myself... unh...!!</text:p>
          </table:table-cell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 office:value-type="string">
            <text:p>

Aaaagh! I can't take it anymooore!! Please,
Spirit-san! Leave my crotch aloooone!!</text:p>
          </table:table-cell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 office:value-type="string">
            <text:p>

My pee is going to come out!! I really can't...
not for another... second... aaahh... uh...</text:p>
          </table:table-cell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 office:value-type="string">
            <text:p>

Any longer, and... I won't... I caaan't...!!
No... I'm... going... t, too...!!</text:p>
          </table:table-cell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 office:value-type="string">
            <text:p>

Ahiiiiiiiiiiiiihhhh! My pee is spurting out of
the gaps... nooooooooooooo!!!</text:p>
          </table:table-cell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 office:value-type="string">
            <text:p>

Ah!!! R-Ritualist-san?!?! P-Please... please
help meeeeeeeee! /////////</text:p>
          </table:table-cell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 office:value-type="string">
            <text:p>Kappa Girl</text:p>
          </table:table-cell>
          <table:table-cell table:style-name="ce0"/>
          <table:table-cell table:style-name="ce0" office:value-type="string">
            <text:p>

No good! This measly power a' mine ain't gonna
cut it in battle!</text:p>
          </table:table-cell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 office:value-type="string">
            <text:p>

I've gotta get way, way stronger, enough to rule
over all the demons!</text:p>
          </table:table-cell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 office:value-type="string">
            <text:p>

I wanna become a gen-u-ine legend all across
the demon world!!</text:p>
          </table:table-cell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 office:value-type="string">
            <text:p>

But how'n tarnation am I gonna get stronger...</text:p>
          </table:table-cell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 office:value-type="string">
            <text:p>

Ain't there any pay-to-win items I can buy?
That way I could skip all the grindin'...</text:p>
          </table:table-cell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 office:value-type="string">
            <text:p>

Pff, what am I, a super-rare card———?!!
*ba-dum tshhhhh*!</text:p>
          </table:table-cell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 office:value-type="string">
            <text:p>

Ah! I got it!! I'm a Kappa, ain't I?</text:p>
          </table:table-cell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 office:value-type="string">
            <text:p>

I heard that Kappas get all weak 'n flimsy if they
dry up!!</text:p>
          </table:table-cell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 office:value-type="string">
            <text:p>

Then that means we get real mighty if we take
in lots a' water, right?! Dunno, beats me!!</text:p>
          </table:table-cell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 office:value-type="string">
            <text:p>

Welp, only one way to find out!! Time to drink
up like there's no tomorrow———!!!</text:p>
          </table:table-cell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 office:value-type="string">
            <text:p>

H-How's that...! Betcha ain't never seen
someone down that much water before...!</text:p>
          </table:table-cell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 office:value-type="string">
            <text:p>

With that, my power level's gonna explode...</text:p>
          </table:table-cell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 office:value-type="string">
            <text:p>

...Aaaany minute now...</text:p>
          </table:table-cell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 office:value-type="string">
            <text:p>

Figures—. No way it'd go that smoothly...</text:p>
          </table:table-cell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 office:value-type="string">
            <text:p>

Guess I just gotta get stronger the old
fashioned way—...</text:p>
          </table:table-cell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 office:value-type="string">
            <text:p>

Haaaa.... my tummy's all big n' bouncy—...</text:p>
          </table:table-cell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 office:value-type="string">
            <text:p>

Oh, heck...! I just realized I've gotta pee like
a racehorse!!</text:p>
          </table:table-cell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 office:value-type="string">
            <text:p>

I mean, I did drink a gallon a' water like one!!
Jackass!!</text:p>
          </table:table-cell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 office:value-type="string">
            <text:p>

Uhhh, I'm pretty sure there was a latrine
somewhere 'round here...</text:p>
          </table:table-cell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 office:value-type="string">
            <text:p>

Huh? Where in Sam Hill am I...?! Huuuh?!</text:p>
          </table:table-cell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 office:value-type="string">
            <text:p>

By George, I'm loooooooooost!! Which way do I
go?!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 office:value-type="string">
            <text:p>

Aaaaaah... at this rate, I'm gonna spring a
leak!! What do I do?!</text:p>
          </table:table-cell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 office:value-type="string">
            <text:p>

Oooh, should I find somewhere 'round here to
hide...?</text:p>
          </table:table-cell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 office:value-type="string">
            <text:p>

L-Like heck!! I might be a demon, but I've
still got my pride as a lady... /////</text:p>
          </table:table-cell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 office:value-type="string">
            <text:p>

Girls can't just squat down wherever they like
to take a pee... it's embarrasin'... ////</text:p>
          </table:table-cell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 office:value-type="string">
            <text:p>

Aaah, b-but... I can't take this no more...!
Bathroom... bathroom...!!</text:p>
          </table:table-cell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 office:value-type="string">
            <text:p>

Where's the bathroom?! I-I'm gonna leak...
It's gonna c— a-agh!!</text:p>
          </table:table-cell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 office:value-type="string">
            <text:p>

A... Aw, heck... nooooo...!!! Aahhh!</text:p>
          </table:table-cell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 office:value-type="string">
            <text:p>

I-It ain't stoppin' one bit... /////
Just how much did I have stored up in there...?</text:p>
          </table:table-cell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 office:value-type="string">
            <text:p>

Ahh, gosh... this feels kinda amazin'...
I'm a real bad girl... ////////</text:p>
          </table:table-cell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 office:value-type="string">
            <text:p>Shinobi</text:p>
          </table:table-cell>
          <table:table-cell table:style-name="ce0"/>
          <table:table-cell table:style-name="ce0" office:value-type="string">
            <text:p>

(This appears to be an especially old
P-Memory.)</text:p>
          </table:table-cell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 office:value-type="string">
            <text:p>

...I have successfully infiltrated the enemy's
estate.</text:p>
          </table:table-cell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 office:value-type="string">
            <text:p>

I will henceforth be retrieving the secret
blueprints for the legendary sword, Miyabi.</text:p>
          </table:table-cell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 office:value-type="string">
            <text:p>

First step is to locate the forge within the
premises.</text:p>
          </table:table-cell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 office:value-type="string">
            <text:p>

*tiptoe* *tiptoe*...</text:p>
          </table:table-cell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 office:value-type="string">
            <text:p>

Mm? Is this the... meeting room?</text:p>
          </table:table-cell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 office:value-type="string">
            <text:p>

I may hear something related to smithing here.
Let's try hiding above the ceiling.</text:p>
          </table:table-cell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 office:value-type="string">
            <text:p>

...Hmmm.</text:p>
          </table:table-cell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 office:value-type="string">
            <text:p>

I have waited up here for half a day, yet there
has not been a single meeting.</text:p>
          </table:table-cell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 office:value-type="string">
            <text:p>

Could this be an unused room?</text:p>
          </table:table-cell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 office:value-type="string">
            <text:p>

At any rate, I need to go to the courtyard and
make water, or my belly might burst...</text:p>
          </table:table-cell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 office:value-type="string">
            <text:p>

*tap* *tap* *tap*</text:p>
          </table:table-cell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 office:value-type="string">
            <text:p>

...Mgh?! Someone is coming! Not just someone,
but a whole crowd of people...!</text:p>
          </table:table-cell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 office:value-type="string">
            <text:p>

This will not do; back to the ceiling...</text:p>
          </table:table-cell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 office:value-type="string">
            <text:p>

Kh! It is warped from overuse?! I-It will not
open...!</text:p>
          </table:table-cell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 office:value-type="string">
            <text:p>

I have no choice but to hide in the cask in the
corner of the room...!</text:p>
          </table:table-cell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 office:value-type="string">
            <text:p>

...Good, I can hear the meeting from in here.</text:p>
          </table:table-cell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 office:value-type="string">
            <text:p>

...Kh...! Wh-When will this accursed congregation
end...!</text:p>
          </table:table-cell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 office:value-type="string">
            <text:p>

They speak of such nonsense as the water of
the sacred mountain and the feelings of sheep...</text:p>
          </table:table-cell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 office:value-type="string">
            <text:p>

Drat... my... my urine is about to leak...!!</text:p>
          </table:table-cell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 office:value-type="string">
            <text:p>

As a Shinobi, I certainly underwent training to
hold my urine within enemy territory, and yet...</text:p>
          </table:table-cell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 office:value-type="string">
            <text:p>

This is... this is utterly... unbearable...!!
Haah... haah...</text:p>
          </table:table-cell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 office:value-type="string">
            <text:p>

Aaaagh... I am going to leak... I am begging you,
please let this meeting end!!</text:p>
          </table:table-cell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 office:value-type="string">
            <text:p>

I... I am at my... limit...! Aaaagh...
Aaaaaaaaah...!! I-It is... no... good...</text:p>
          </table:table-cell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 office:value-type="string">
            <text:p>

Kuuuuuuuuu!!! No... I-It will not stop...!!!
Aaaaaaah!!</text:p>
          </table:table-cell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 office:value-type="string">
            <text:p>

This is bad... th-they are sure to find me...
I am... surely... done for...</text:p>
          </table:table-cell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 office:value-type="string">
            <text:p>

(It appears she managed to escape undetected
as soon as the meeting was over.)</text:p>
          </table:table-cell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 office:value-type="string">
            <text:p>Bath</text:p>
          </table:table-cell>
          <table:table-cell table:style-name="ce0"/>
          <table:table-cell table:style-name="ce0" office:value-type="string">
            <text:p>

Fuwaaah... I love a nice, hot bath...</text:p>
          </table:table-cell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 office:value-type="string">
            <text:p>

I like staying in my room and reading all day,
but a hot springs visit is nice too, sometimes.</text:p>
          </table:table-cell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 office:value-type="string">
            <text:p>

The Secret Springs, in the middle of a winter
wonderland... it's like a dreeeam...</text:p>
          </table:table-cell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 office:value-type="string">
            <text:p>

I'm starting to feel... fuwaaaah... sort of...
sleepy...</text:p>
          </table:table-cell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 office:value-type="string">
            <text:p>

...Haaah...</text:p>
          </table:table-cell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 office:value-type="string">
            <text:p>

Hawawawa... when did I become the only person
in the tub...?</text:p>
          </table:table-cell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 office:value-type="string">
            <text:p>

It's probably time I got out...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 office:value-type="string">
            <text:p>

...H-Huh? Huuuuh??</text:p>
          </table:table-cell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 office:value-type="string">
            <text:p>

I'm sure I undressed here in the changing room,
but where are my clothes...?</text:p>
          </table:table-cell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 office:value-type="string">
            <text:p>

Th-They've completely disappeared...?!</text:p>
          </table:table-cell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 office:value-type="string">
            <text:p>

Don't tell me... a thief??!</text:p>
          </table:table-cell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 office:value-type="string">
            <text:p>

Hawawa... what do I do... what do I do...</text:p>
          </table:table-cell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 office:value-type="string">
            <text:p>

I don't want to have to go outside in my
birthday suit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 office:value-type="string">
            <text:p>

Oooh... and I need to use the toilet, toooo...
Ooh...</text:p>
          </table:table-cell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 office:value-type="string">
            <text:p>

F-For now, let's just get back in the bath...
It's so cold I might freeze solid...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 office:value-type="string">
            <text:p>

Wh-What am I going to do... there's no one I can
call for help... hauuuuu...</text:p>
          </table:table-cell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 office:value-type="string">
            <text:p>

Thanks to all that water I drank before I got in
the bath... m-my bladder is...</text:p>
          </table:table-cell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 office:value-type="string">
            <text:p>

It's so swollen... it might just... explode...!!</text:p>
          </table:table-cell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 office:value-type="string">
            <text:p>

Bathroom... I want to go to the bathroom... but...
I just can't go out in the nude... like this... /////</text:p>
          </table:table-cell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 office:value-type="string">
            <text:p>

H-Hold it... until someone comes... hold it...
Hold it... hauuuuu... hold... iiiit...</text:p>
          </table:table-cell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 office:value-type="string">
            <text:p>

Fuweeeeeeeeeeehhhh!! I-I can't hold it after
aaaaaaaall!!!</text:p>
          </table:table-cell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 office:value-type="string">
            <text:p>

Please forgive me, Mrs. Owner... please let me...
u-use the siiiiiiiiide!!</text:p>
          </table:table-cell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 office:value-type="string">
            <text:p>

...Aaaah... i-incredible... force... This is how
badly I had to go... ///</text:p>
          </table:table-cell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 office:value-type="string">
            <text:p>

Hauuuuu... please... d-don't let anybody come in
noooow... /////</text:p>
          </table:table-cell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 office:value-type="string">
            <text:p>Pareo</text:p>
          </table:table-cell>
          <table:table-cell table:style-name="ce0"/>
          <table:table-cell table:style-name="ce0" office:value-type="string">
            <text:p>

Long time, no see, seaaaaaaaaaaaaaaaaa!!</text:p>
          </table:table-cell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 office:value-type="string">
            <text:p>

I'm gonna play watermelon-splitting, volleyball,
and make sandcastles! I can't wait———!</text:p>
          </table:table-cell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

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 office:value-type="string">
            <text:p>

...I'm all alone, though.</text:p>
          </table:table-cell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 office:value-type="string">
            <text:p>

So what? I can do more of what I want this way.</text:p>
          </table:table-cell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 office:value-type="string">
            <text:p>

Anyway, I'm gonna have so much fun!! Just
watch me, normies!! Heheh———!!!</text:p>
          </table:table-cell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 office:value-type="string">
            <text:p>

Oooh... maybe I shouldn't have eaten the whole
watermelon all by myself, after all...</text:p>
          </table:table-cell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 office:value-type="string">
            <text:p>

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 office:value-type="string">
            <text:p>

...Uwagh! There's a huge line at the girls'
toilets!!</text:p>
          </table:table-cell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 office:value-type="string">
            <text:p>

A-And what's more... they're all... rockin' two
plump watermelons of their own...!!</text:p>
          </table:table-cell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 office:value-type="string">
            <text:p>

Mine'll look like tangerines next to those!!
Like a pair of damn apples!</text:p>
          </table:table-cell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 office:value-type="string">
            <text:p>

Shit!! As if I'm gonna let them make a fool out
of me!!! Screw this!!</text:p>
          </table:table-cell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 office:value-type="string">
            <text:p>

I'll hold it 'til I get home!!!</text:p>
          </table:table-cell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 office:value-type="string">
            <text:p>

N-No good... I can't do this... It's gonna come
out...!!!</text:p>
          </table:table-cell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 office:value-type="string">
            <text:p>

What the hell!! Stupid watermelons!!
Ya dumb pairs of watermelons!!!</text:p>
          </table:table-cell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 office:value-type="string">
            <text:p>

Ghh... th-this is really... bad... seriously...
I'm seriously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 office:value-type="string">
            <text:p>

What am I gonna do... if I lined up now...
it'd be too late... /////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 office:value-type="string">
            <text:p>

At this point, I've gotta... find somewhere out
the way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 office:value-type="string">
            <text:p>

Oooh... somewhere... anywhere...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 office:value-type="string">
            <text:p>

...Ah-hah! “No Entry: Magma Eruption Zone”...!!!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 office:value-type="string">
            <text:p>

N-N-Nobody'd come to a place like this...!!</text:p>
          </table:table-cell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 office:value-type="string">
            <text:p>

Uwaaah! It's coming out!! It's comin', it's
comin' it's comiiiiin'!!</text:p>
          </table:table-cell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 office:value-type="string">
            <text:p>

Hafuuuu... ////// Aaaaah〜〜... that was so
clooose...</text:p>
          </table:table-cell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 office:value-type="string">
            <text:p>

Haaaah... feels like heaveeen〜〜〜♪ ////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 office:value-type="string">
            <text:p>Mirara</text:p>
          </table:table-cell>
          <table:table-cell table:style-name="ce0"/>
          <table:table-cell table:style-name="ce0" office:value-type="string">
            <text:p>

Everybody———!! Thanks for waiting——!</text:p>
          </table:table-cell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 office:value-type="string">
            <text:p>

It's everyone's favorite Bandage ☆ Idol!
Mirara-chan————!!!</text:p>
          </table:table-cell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 office:value-type="string">
            <text:p>

Fans “Uwoooooooooooooooohhh!!!!”</text:p>
          </table:table-cell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 office:value-type="string">
            <text:p>

Fans “Mi—ra—ra—chaaan————!!!!”</text:p>
          </table:table-cell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 office:value-type="string">
            <text:p>

Yaaaaay! Thanks, everyone———!! I'm gonna sing
and dance 'til I drop, just for you——!☆</text:p>
          </table:table-cell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 office:value-type="string">
            <text:p>

First up, it's something you know well, it's
Mirara-chan's debut single—!!</text:p>
          </table:table-cell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 office:value-type="string">
            <text:p>

“Tricked by the Triage————”!!</text:p>
          </table:table-cell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 office:value-type="string">
            <text:p>

Yaaaaaaaaaaay!! How did everyone find that
one————??</text:p>
          </table:table-cell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 office:value-type="string">
            <text:p>

Fans “Yeaaaaaaaaaaaaaaaaaaahhhhhhhhh!!!”</text:p>
          </table:table-cell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 office:value-type="string">
            <text:p>

Woooooo! Everyone's aaall fired up〜!!
Mirara-chan's so happy———☆</text:p>
          </table:table-cell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 office:value-type="string">
            <text:p>

(H-Huh—? That's weird〜...)</text:p>
          </table:table-cell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I need to go pee all of a sudden...)</text:p>
          </table:table-cell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 office:value-type="string">
            <text:p>

(What's going on? I made sure to go to the
bathroom before I came on, and everything...)</text:p>
          </table:table-cell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 office:value-type="string">
            <text:p>

(Oh, well. The concert only just started, and
I'm sure I can hold it 'til the break.)</text:p>
          </table:table-cell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 office:value-type="string">
            <text:p>

Aaaall right————!! I know it's only the second
song, but how about a new song?? Weeell—???</text:p>
          </table:table-cell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 office:value-type="string">
            <text:p>

Fans “We want it————!! New song! New song!
New song!! New song!!!”</text:p>
          </table:table-cell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 office:value-type="string">
            <text:p>

Geez, you're all so greedy! ☆
Oh, fine, since you asked so nicely...</text:p>
          </table:table-cell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 office:value-type="string">
            <text:p>

It's “Doki Doki ☆ Arrythmia”!!!!
Start the music!!!</text:p>
          </table:table-cell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 office:value-type="string">
            <text:p>

...Munyaa... huuuh? Lighting-san, why'd the
stage go all dark...?</text:p>
          </table:table-cell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 office:value-type="string">
            <text:p>

...Agh!! I-It was just a dreaaaaam!!!</text:p>
          </table:table-cell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 office:value-type="string">
            <text:p>

And I have to pee!! I'm really, really bursting to
peeee!!!!</text:p>
          </table:table-cell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 office:value-type="string">
            <text:p>

Awawah, no, I'm gonna wet my bandages... /////</text:p>
          </table:table-cell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 office:value-type="string">
            <text:p>

Hnnnnnnnnnngh!! Th-The lid on my coffin won't
opeeeeen!!!!</text:p>
          </table:table-cell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 office:value-type="string">
            <text:p>

I slept for three years, so the hinges are all
rusty!</text:p>
          </table:table-cell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 office:value-type="string">
            <text:p>

Khhhh, pee, pee, pee... I-I can't... hold it
anymore... fuweeeehhh... /////</text:p>
          </table:table-cell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 office:value-type="string">
            <text:p>

I-I'm... pee... iiiiiiiiiing...!!
Ah, ah, ah...</text:p>
          </table:table-cell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 office:value-type="string">
            <text:p>

Auuuuuu... And Mirara-chan's supposed to be an
idol, tooo...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 office:value-type="string">
            <text:p>

I'm sorry, everyone... I'm sorry...
Auuuuuuu... ///////</text:p>
          </table:table-cell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 office:value-type="string">
            <text:p>Ojou/Otenba</text:p>
          </table:table-cell>
          <table:table-cell table:style-name="ce0"/>
          <table:table-cell table:style-name="ce0" office:value-type="string">
            <text:p>

Pheeew... nothing beats a good iced coffee
while enjoying the cool breeze atop a tree.</text:p>
          </table:table-cell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 office:value-type="string">
            <text:p>

I'll need to bring a masseur and a harpist up
here, and then it it'll be perfect...</text:p>
          </table:table-cell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 office:value-type="string">
            <text:p>

Oh, dear. Then it would be no different to being
back at the mansion!</text:p>
          </table:table-cell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 office:value-type="string">
            <text:p>

I crept out of my cramped room just to get
away from that lifestyle.</text:p>
          </table:table-cell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 office:value-type="string">
            <text:p>

While I'm up here, rich-person thoughts are
utterly off-limits.</text:p>
          </table:table-cell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 office:value-type="string">
            <text:p>

...Now, then, I am starting to need the use of
a lavatory. 'Tis about time I got down—</text:p>
          </table:table-cell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 office:value-type="string">
            <text:p>

Ah, I slipped— I'm falling...!</text:p>
          </table:table-cell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 office:value-type="string">
            <text:p>

*rustle* *rustle* *rustle*!!
*streeeeetch*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 office:value-type="string">
            <text:p>

Haah... haah...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 office:value-type="string">
            <text:p>

Were it not for this ivy, I would've landed
squarely on my head... phew...</text:p>
          </table:table-cell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 office:value-type="string">
            <text:p>

I simply must be more careful while I'm up
there. I shan't let my guard down again.</text:p>
          </table:table-cell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 office:value-type="string">
            <text:p>

...Ngh! Eiii! ...O-Oh...?</text:p>
          </table:table-cell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 office:value-type="string">
            <text:p>

Th-This ivy... it has a hold of my legs...
Nnnngh! Aaagh! ...Hnn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 office:value-type="string">
            <text:p>

Haah... haah... the weight of my body is only
tightening its grip... i-it won't come undone!</text:p>
          </table:table-cell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 office:value-type="string">
            <text:p>

Ooh... this is quite a bind...</text:p>
          </table:table-cell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 office:value-type="string">
            <text:p>

Do I have no choice but to wait here for the
next passerby...?</text:p>
          </table:table-cell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 office:value-type="string">
            <text:p>

*...brrrrr*</text:p>
          </table:table-cell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 office:value-type="string">
            <text:p>

Th-This won't do... I may have had a dash too
much iced coffee to drink...</text:p>
          </table:table-cell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 office:value-type="string">
            <text:p>

All of a sudden, I... n-need to go... much more
urgently... hauu...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 office:value-type="string">
            <text:p>

...S-Someone... please save me...!</text:p>
          </table:table-cell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 office:value-type="string">
            <text:p>

I-I cannot... hold... hold it... anymore...!!</text:p>
          </table:table-cell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 office:value-type="string">
            <text:p>

Hauuu... if I had an accident... in this position,
I-I would get covered in... hauuuuuuuuu... /////</text:p>
          </table:table-cell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 office:value-type="string">
            <text:p>

U-Umm!! Excuse meeeeeeeeeee!!!
Someooooooooone!!! A-Anyone!!</text:p>
          </table:table-cell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 office:value-type="string">
            <text:p>

Help me!! I beg of you!!! I-I-I am about to go
to the restroom... a-all over...</text:p>
          </table:table-cell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 office:value-type="string">
            <text:p>

All over myseeeeeeeeeeeelf!!!
Someone... oooooh, no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 office:value-type="string">
            <text:p>

I truly... cannot... I cannot... hauuuuuu...</text:p>
          </table:table-cell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 office:value-type="string">
            <text:p>

B... B... Bear it... any, lon... ge...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 office:value-type="string">
            <text:p>

Hauuuuuuuuuuuuu〜〜〜... /////////
M-My clothes are... soaked with pee... hauuuu!!</text:p>
          </table:table-cell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 office:value-type="string">
            <text:p>

...Kyah?! I-It's getting on my face?!! N-Noooo!!
Someone! Someone, please help meeee!!</text:p>
          </table:table-cell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 office:value-type="string">
            <text:p>

(After this, her papa came looking for her and
rescued her from the ivy.)</text:p>
          </table:table-cell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 office:value-type="string">
            <text:p>Dancer</text:p>
          </table:table-cell>
          <table:table-cell table:style-name="ce0"/>
          <table:table-cell table:style-name="ce0" office:value-type="string">
            <text:p>

Uwaaaah!! It's weirdly busy in here today!!</text:p>
          </table:table-cell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 office:value-type="string">
            <text:p>

Huh, huh? There's gonna be a meteor shower
in the desert tonight?! Wooooah! I wanna see—!</text:p>
          </table:table-cell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 office:value-type="string">
            <text:p>

Well, until then, let's live it up!</text:p>
          </table:table-cell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 office:value-type="string">
            <text:p>

Ufu! Since I'm in such a great mood, maybe I'll
throw in a lewd little dance for you! ♪</text:p>
          </table:table-cell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 office:value-type="string">
            <text:p>

Buy me a drink, and might show you somethin' a
little more risqué... just kidding! ♪</text:p>
          </table:table-cell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 office:value-type="string">
            <text:p>

Huh? You wanna get me an apple cider?! Yaaay!
Too bad, I'm underage! ♪ Eheheh ♪</text:p>
          </table:table-cell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 office:value-type="string">
            <text:p>

Apple juice?! Wahooo! Thanks a bunch!! I'll
take you up on that—!</text:p>
          </table:table-cell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 office:value-type="string">
            <text:p>

Wawawaaah! That little joke earlier turned into a
big rumor... th-the place is packed with guys...!!</text:p>
          </table:table-cell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 office:value-type="string">
            <text:p>

This is my chance to make it big!! Gotta do my
best and dance like my life depends on it〜! ♪</text:p>
          </table:table-cell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 office:value-type="string">
            <text:p>

(I've wanted to take a little break for a while
now, but it doesn't seem like the time...)</text:p>
          </table:table-cell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 office:value-type="string">
            <text:p>

(I have to work hard 'til the rush slows down!
I've still got stamina, and my bladder...)</text:p>
          </table:table-cell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 office:value-type="string">
            <text:p>

(I-Is probably okay...! It's bulging out a little
bit, but... gotta channel my fighting spirit!!)</text:p>
          </table:table-cell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 office:value-type="string">
            <text:p>

C'mon, come right in〜! ♪ *flutter*
*flutter*〜☆ *tug* ♪ *tug* ♪</text:p>
          </table:table-cell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 office:value-type="string">
            <text:p>

Ah! Hey, mister! No touchiiing—!</text:p>
          </table:table-cell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 office:value-type="string">
            <text:p>

Fuuuu... fuuuu...</text:p>
          </table:table-cell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 office:value-type="string">
            <text:p>

(N-No... bathroom... I really wanna go to the
bathroom...!!)</text:p>
          </table:table-cell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 office:value-type="string">
            <text:p>

(I can't... concentrate on my dancing...
anymore...!!)</text:p>
          </table:table-cell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 office:value-type="string">
            <text:p>

(I feel bad for the customers, but once this
dance is over, i-it's break time...!!)</text:p>
          </table:table-cell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 office:value-type="string">
            <text:p>

Fuweeeh?! E-Encore?! U-Umm... uuummm...!!</text:p>
          </table:table-cell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 office:value-type="string">
            <text:p>

First, I, just quickly... gotta p...</text:p>
          </table:table-cell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 office:value-type="string">
            <text:p>

(...Aaaack!! Th-The only toilet in the entire
place, and... look at the size of that line...!!)</text:p>
          </table:table-cell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 office:value-type="string">
            <text:p>

(Wh-Wh-Wh-What am I gonna do... I-I'll never
make it at this raaate!!)</text:p>
          </table:table-cell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 office:value-type="string">
            <text:p>

(A-A-Agh! Oh, n— I-I'm gonna burst... ///)</text:p>
          </table:table-cell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 office:value-type="string">
            <text:p>

*twist* *twist*! *wiggle* *wiggle* *wiggle*!!
*jiggle* *jiggle*!</text:p>
          </table:table-cell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 office:value-type="string">
            <text:p>

(I-I need to somehow... p-put my hips into it
to hide it!!)</text:p>
          </table:table-cell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 office:value-type="string">
            <text:p>

(Aaaaargh...! I-I'm gonna pee myseeelf!!)</text:p>
          </table:table-cell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 office:value-type="string">
            <text:p>

*rub* *rub*! *fidget* *fidget*!
*wriggle* *wriggle*!!</text:p>
          </table:table-cell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 office:value-type="string">
            <text:p>

(N... Nooo... I c-can't... take it anymooore...)</text:p>
          </table:table-cell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 office:value-type="string">
            <text:p>

Ah! A-Agh!! I... I... I'm p... eeing...</text:p>
          </table:table-cell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 office:value-type="string">
            <text:p>

U-Ummm... uhh... yo-you've got it all wrong...
This is...</text:p>
          </table:table-cell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 office:value-type="string">
            <text:p>

I-It's just a bonus—! Yep!! It's my live wetting
show, a fan favorite—! Aha, ahahaha.... ////</text:p>
          </table:table-cell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 office:value-type="string">
            <text:p>Li'l Devil</text:p>
          </table:table-cell>
          <table:table-cell table:style-name="ce0"/>
          <table:table-cell table:style-name="ce0" office:value-type="string">
            <text:p>

Why does everyone have to make fun of me?!</text:p>
          </table:table-cell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 office:value-type="string">
            <text:p>

It's true that out of all the demons chosen to
intercept the Heavenly Maidens...</text:p>
          </table:table-cell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 office:value-type="string">
            <text:p>

I'm the only one without any special moves...</text:p>
          </table:table-cell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 office:value-type="string">
            <text:p>

B-But in exchange, I'm showing off how I can
adapt to all four elemental areas, right?!</text:p>
          </table:table-cell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 office:value-type="string">
            <text:p>

I'm unstoppable when it comes to hand-to-hand
combat! And you get loads of EXP from me, too!</text:p>
          </table:table-cell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 office:value-type="string">
            <text:p>

Aaaall right, I'll show you that I can hold my
own just fine, even if I can't use skills!</text:p>
          </table:table-cell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 office:value-type="string">
            <text:p>

Hiyaa! Tohhhh!! Teyaaaah!!</text:p>
          </table:table-cell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 office:value-type="string">
            <text:p>

H... How's that?! My super sharp knife-tail plus
kick special combo!!</text:p>
          </table:table-cell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 office:value-type="string">
            <text:p>

You can't do that, can ya?!!</text:p>
          </table:table-cell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 office:value-type="string">
            <text:p>

Huh? Dicing Demon's twin blades are sharper,
and also...</text:p>
          </table:table-cell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 office:value-type="string">
            <text:p>

Chillyfish's footwork is fancier than mine...?</text:p>
          </table:table-cell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 office:value-type="string">
            <text:p>

Not just that, but Moltenfly and Glowbe can
both use multi-targeted attacks...</text:p>
          </table:table-cell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 office:value-type="string">
            <text:p>

Th-Th-That's nothing!! I-I... I... uhh...</text:p>
          </table:table-cell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 office:value-type="string">
            <text:p>

I-I'm brave enough to face the enemy, come
what may!! Th-That's the one thing...</text:p>
          </table:table-cell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 office:value-type="string">
            <text:p>

That's the one thing I won't lose to anyone
aaaaaaaaaaaat!!</text:p>
          </table:table-cell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 office:value-type="string">
            <text:p>

Anyway! I've got enough guts that I'll never
show weakness, no matter what!! Really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 office:value-type="string">
            <text:p>

*wriggle* *wriggle*...</text:p>
          </table:table-cell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 office:value-type="string">
            <text:p>

(Oh, man... I've really gotta pee...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 office:value-type="string">
            <text:p>

(B-But... it'd look so lame if I let anyone
see me peeing...!!)</text:p>
          </table:table-cell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 office:value-type="string">
            <text:p>

(I mean, I did say I'd never show weakness,
so I've just gotta endure it...)</text:p>
          </table:table-cell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 office:value-type="string">
            <text:p>

(At least, just until everyone goes back to their
posts and there's no one left around here...)</text:p>
          </table:table-cell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 office:value-type="string">
            <text:p>

Huh? What? I-I'm all tense, you say??</text:p>
          </table:table-cell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 office:value-type="string">
            <text:p>

No, no, no!! I-I'm always cool as a cucumber,
ya know?!!</text:p>
          </table:table-cell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 office:value-type="string">
            <text:p>

You could even say I've got nerves of steel!!</text:p>
          </table:table-cell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 office:value-type="string">
            <text:p>

I'll be able to hold my pee for aaaages— ack!!
N-Nothing?!?! Ahahah... ////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 office:value-type="string">
            <text:p>

Haah... haah... ugh, uu... *brrrrrrrr*...</text:p>
          </table:table-cell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 office:value-type="string">
            <text:p>

(Gonna pee!! Gonna pee!!! I'm totally gonna
pee myseeeeeeeeeeelf——————!!!)</text:p>
          </table:table-cell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 office:value-type="string">
            <text:p>

(Every time it looks like someone's leaving,
someone else comes in and takes their place...)</text:p>
          </table:table-cell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 office:value-type="string">
            <text:p>

(At this rate... I... I'll... reach my
limiiiiiiiiiiit!!!)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 office:value-type="string">
            <text:p>

Hauuuuuuuu... *wiggle* *twist* *turn* *fidget*</text:p>
          </table:table-cell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 office:value-type="string">
            <text:p>

Y-You've got it all wrong! That was... I was
just trembling with excitement for battle!!!</text:p>
          </table:table-cell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 office:value-type="string">
            <text:p>

I'm just itching to fight, that's all... i-it's
not like I... I'm holding anything in... a-agh...</text:p>
          </table:table-cell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 office:value-type="string">
            <text:p>

Fuweh?! Intruders?! A woman with green hair?!</text:p>
          </table:table-cell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 office:value-type="string">
            <text:p>

Uwawawawawa!! Th-That came out of nowhere...
Wait!! No... if I run right now... ah... AH!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 office:value-type="string">
            <text:p>

It's... it's coming out!!! It's coming ooooout!!
I'm peeing myseeeeeeeeeeeeeeeeeeeeelf!!!</text:p>
          </table:table-cell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 office:value-type="string">
            <text:p>

Geeeeez!! Stupid dummieeeees!!!
You're all stupiiiiiiiiiiid!!!!</text:p>
          </table:table-cell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 office:value-type="string">
            <text:p>

I was holding it forever and eveeeeeeeeeeeeer!!
Hwaaaaaaaaaaaaaaaaaaaaaaahn! ///////////</text:p>
          </table:table-cell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 office:value-type="string">
            <text:p>Bluff</text:p>
          </table:table-cell>
          <table:table-cell table:style-name="ce0"/>
          <table:table-cell table:style-name="ce0" office:value-type="string">
            <text:p>

Yo! Kept ya waitin'! Let's get this snow
shovellin' party started!</text:p>
          </table:table-cell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 office:value-type="string">
            <text:p>

Huh? Whaddya mean, aren't I cold like this?</text:p>
          </table:table-cell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 office:value-type="string">
            <text:p>

Heeheehee! I've got a super-high “basal
metabolic rate”, so this is nothing!</text:p>
          </table:table-cell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How do you like that! Amazed, right?!!
Wah-ha-hah!! *Brrrrrrr*...</text:p>
          </table:table-cell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 office:value-type="string">
            <text:p>

(I-I'm freezing, but I bet I'll warm up when I
get moving! All good, all good!!)</text:p>
          </table:table-cell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 office:value-type="string">
            <text:p>

Ah... ACHOOO!!</text:p>
          </table:table-cell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 office:value-type="string">
            <text:p>

W-Woops, the snow got all up in my nose and
made me sneeze—!</text:p>
          </table:table-cell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 office:value-type="string">
            <text:p>

(Ugugu... I'm so... coooooooold!!)</text:p>
          </table:table-cell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 office:value-type="string">
            <text:p>

(I've been doing my best to shovel snow, but
the wind's been making me even colder...)</text:p>
          </table:table-cell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 office:value-type="string">
            <text:p>

HACK-CHOOOOOO!!!</text:p>
          </table:table-cell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 office:value-type="string">
            <text:p>

Errr, this time was... uhh... I got pollen in
my nose—...!</text:p>
          </table:table-cell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*Brrrrrr*...</text:p>
          </table:table-cell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 office:value-type="string">
            <text:p>

(Ngh... I'm so cold, it's made me need to pee...)</text:p>
          </table:table-cell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 office:value-type="string">
            <text:p>

(But if I went to the toilet, they'd think I'd
gotten cold or something...!!)</text:p>
          </table:table-cell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 office:value-type="string">
            <text:p>

(I can still totally hold it, so I'll get this
snow shovelling done once and for all!)</text:p>
          </table:table-cell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 office:value-type="string">
            <text:p>

*squeeeeeeze*!! *squirm*!! *wriggle*
*wriggle* *wriggle*!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 office:value-type="string">
            <text:p>

(I wanna pee!!! I really, really wanna go
peeeeeeeeeeee!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 office:value-type="string">
            <text:p>

(B-But... no one else has said that they need
to go use the bathroom yet!!)</text:p>
          </table:table-cell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 office:value-type="string">
            <text:p>

(C'mon, someone... j-just go to the toilet, and
I can jump on the bandwagon...!!)</text:p>
          </table:table-cell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 office:value-type="string">
            <text:p>

(Please, anyone... I-I-I'm about to pee my
pants, here... ///////)</text:p>
          </table:table-cell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 office:value-type="string">
            <text:p>

(...Ah!!! Finally, someone said they're going to
the bathroom!!!!)</text:p>
          </table:table-cell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 office:value-type="string">
            <text:p>

U-U-U-Umm! Umm!!! I-I think I'll go with
youuuuuuuuu!!!</text:p>
          </table:table-cell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 office:value-type="string">
            <text:p>

*tap* *tap* *tap* *tap* *tap*...</text:p>
          </table:table-cell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 office:value-type="string">
            <text:p>

Nnheeeeeee!! Gonna pee!! Gonna pee!!!
Gonna peeee myseeeeeeeelf!!!!</text:p>
          </table:table-cell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 office:value-type="string">
            <text:p>

Ah, ah, aaaaaaaaaaahhhhhh〜〜... ///////////
Finally, I got to peeeeeeeeeeee... ///////</text:p>
          </table:table-cell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 office:value-type="string">
            <text:p>

I-I've never peed this hard... ♪ in my life... ♪
Pheeeeeeeeeeeeeew... /////////</text:p>
          </table:table-cell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 office:value-type="string">
            <text:p>Skate</text:p>
          </table:table-cell>
          <table:table-cell table:style-name="ce0"/>
          <table:table-cell table:style-name="ce0" office:value-type="string">
            <text:p>

*woosh*—! *woosh*—!</text:p>
          </table:table-cell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 office:value-type="string">
            <text:p>

And now, a triple axel!! ...Is never gonna happen,
of course.</text:p>
          </table:table-cell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 office:value-type="string">
            <text:p>

All right, I need to go to the bathroom now,
so I think I'll call it a day and get home.</text:p>
          </table:table-cell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 office:value-type="string">
            <text:p>

...*splash*!! *crackle* *crackle* *crackle*!!!</text:p>
          </table:table-cell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 office:value-type="string">
            <text:p>

K-Kyaaaah!!! The ice... i-it's splitting...!!!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 office:value-type="string">
            <text:p>

Wh-What am I going to do... the ice floe I'm
on... it's totally isolated...</text:p>
          </table:table-cell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 office:value-type="string">
            <text:p>

I don't want to float around like this anymore!
Someone, please notice...!</text:p>
          </table:table-cell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 office:value-type="string">
            <text:p>

...Agh!! A person!! HEEEEEEEEY!!
EXCUSE MEEEEEEE!! PLEASE HEEEEELP!!</text:p>
          </table:table-cell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 office:value-type="string">
            <text:p>

Thank goodness, I'll be able to get help, now...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 office:value-type="string">
            <text:p>

*fidget* *fidget*... qu-quickly, please...</text:p>
          </table:table-cell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 office:value-type="string">
            <text:p>

Oh! You're going to throw me some rope?
Understood! I'll grab hold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 office:value-type="string">
            <text:p>

*woosh*! ...*plop*</text:p>
          </table:table-cell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 office:value-type="string">
            <text:p>

Aaahh... it's not long enough...</text:p>
          </table:table-cell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 office:value-type="string">
            <text:p>

You're going to fetch a longer rope from town?
Th-Thank you so much!</text:p>
          </table:table-cell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 office:value-type="string">
            <text:p>

F... Finally... they're back...!!</text:p>
          </table:table-cell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 office:value-type="string">
            <text:p>

Thank you, thank you! P-Please hurry up and
save me...!!</text:p>
          </table:table-cell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 office:value-type="string">
            <text:p>

(...I-I can't... wait... any longer... /////)</text:p>
          </table:table-cell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 office:value-type="string">
            <text:p>

(I have to keep pressing down, or else...
i-it'll... all come out...)</text:p>
          </table:table-cell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 office:value-type="string">
            <text:p>

Oh, y-yes! I have to catch the rope, right?!
I'm ready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 office:value-type="string">
            <text:p>

...Oh! I-I have to grab the rope with both
hands...?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 office:value-type="string">
            <text:p>

*woosh*!
Wait! Ah! Awawawawah!!</text:p>
          </table:table-cell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 office:value-type="string">
            <text:p>

No! P-Please, don't looooook! /////</text:p>
          </table:table-cell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 office:value-type="string">
            <text:p>

Weeeehhhh! Please, keep this absolutely secret
from everyone in toooown! ////////</text:p>
          </table:table-cell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 office:value-type="string">
            <text:p>Coat</text:p>
          </table:table-cell>
          <table:table-cell table:style-name="ce0"/>
          <table:table-cell table:style-name="ce0" office:value-type="string">
            <text:p>

Haah! That snowball fight was great fun〜!</text:p>
          </table:table-cell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 office:value-type="string">
            <text:p>

Oh, are you guys all going home? Yeah, it's
around the time the blizzard picks up!</text:p>
          </table:table-cell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 office:value-type="string">
            <text:p>

See you later! Bye-bye, everyone!</text:p>
          </table:table-cell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 office:value-type="string">
            <text:p>

Phew... these new clothes Mom gave me...</text:p>
          </table:table-cell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 office:value-type="string">
            <text:p>

They're nice and warm, but that means I just
get really hot moving around..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 office:value-type="string">
            <text:p>

*glug*... *glug*... *glug*... puhaah!</text:p>
          </table:table-cell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 office:value-type="string">
            <text:p>

Even that whole thermal flask of tea wasn't
enough...</text:p>
          </table:table-cell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 office:value-type="string">
            <text:p>

Okay then, drinking all that made me need to
pee, so...</text:p>
          </table:table-cell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 office:value-type="string">
            <text:p>

I think I'll go pee behind that tree then get
off home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 office:value-type="string">
            <text:p>

...H-Huh? The zipper's stuck...??</text:p>
          </table:table-cell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 office:value-type="string">
            <text:p>

That's odd, it moved just fine when I put this
on...</text:p>
          </table:table-cell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 office:value-type="string">
            <text:p>

Ah!! It's gotten covered in snow, and now it's
frozen solid!</text:p>
          </table:table-cell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 office:value-type="string">
            <text:p>

No way I'll be able to get my coat off like this...!</text:p>
          </table:table-cell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 office:value-type="string">
            <text:p>

My pants are held on with suspenders, so I can't
go pee unless I get my coat off first...!!</text:p>
          </table:table-cell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 office:value-type="string">
            <text:p>

Aaah... I wish I'd left a little tea in my flask...!
If I had some, I could melt the snow with that!!</text:p>
          </table:table-cell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 office:value-type="string">
            <text:p>

Kghhh... I-I kinda need to pee a lot worse, all
of a sudden... auuu... *wriggle*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 office:value-type="string">
            <text:p>

For now, I've gotta hurry back home and get the
snow off...</text:p>
          </table:table-cell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 office:value-type="string">
            <text:p>

M-M-Mooom!! I'm baaaaaack!! Pee!!
I'm gonna pee myseeeeelf!!</text:p>
          </table:table-cell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 office:value-type="string">
            <text:p>

H-Hey, so! The zipper's frozen stuck so I can't
get it off!!! I can't go peeee!!</text:p>
          </table:table-cell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 office:value-type="string">
            <text:p>

We've gotta melt it with water!! H-Hurryyyy!!
I can't take it anymoooore! ////////</text:p>
          </table:table-cell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 office:value-type="string">
            <text:p>

*squirm*! *twist* *twirl*! *wiggle* *wiggle*
*wiggle* *wiggle* *wiggle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 office:value-type="string">
            <text:p>

...Ah!! It's moving!! I can get this coat off!!!</text:p>
          </table:table-cell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 office:value-type="string">
            <text:p>

Finally, the toilet... g-gotta pee...
qui... cklyyy...</text:p>
          </table:table-cell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 office:value-type="string">
            <text:p>

*rustle* *rustle*... ah.....</text:p>
          </table:table-cell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 office:value-type="string">
            <text:p>

Uuuuuuuuuuuuuuuh〜〜!! I peed myseeeeeelf!</text:p>
          </table:table-cell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 office:value-type="string">
            <text:p>

I'm sorry, Mom... //////
As soon as I got it off, I let go... oooh... /////</text:p>
          </table:table-cell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 office:value-type="string">
            <text:p>Shellsea</text:p>
          </table:table-cell>
          <table:table-cell table:style-name="ce0"/>
          <table:table-cell table:style-name="ce0" office:value-type="string">
            <text:p>

I am a Shellsea, a demon.</text:p>
          </table:table-cell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 office:value-type="string">
            <text:p>

A demon though I am, it would be unthinkable to
lump me in with the other species.</text:p>
          </table:table-cell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 office:value-type="string">
            <text:p>

The blood that flows within this body is noble
and refined, fit only for the finest of demons.</text:p>
          </table:table-cell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 office:value-type="string">
            <text:p>

Naturally, not only must we fight nobly, but
live nobly as well.</text:p>
          </table:table-cell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 office:value-type="string">
            <text:p>

In particular, allowing another of our kind to see
one “evacuate” oneself is outright prohibited.</text:p>
          </table:table-cell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 office:value-type="string">
            <text:p>

H-However, demons are living creatures also.</text:p>
          </table:table-cell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 office:value-type="string">
            <text:p>

“Evacuation” is a natural phenomenon, and, in
the end, cannot be avoided forever...</text:p>
          </table:table-cell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 office:value-type="string">
            <text:p>

Then, how can one relieve these urges?
Of course, there is a way.</text:p>
          </table:table-cell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 office:value-type="string">
            <text:p>

The Shellsea species have a a tacit agreement:
upon a “place where one may evacuate”.</text:p>
          </table:table-cell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 office:value-type="string">
            <text:p>

We “do” it in a chasm at the back of the
cave, where there is a consistent water current.</text:p>
          </table:table-cell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 office:value-type="string">
            <text:p>

However, there are a great many Shellsea
beside me who live in this cave.</text:p>
          </table:table-cell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 office:value-type="string">
            <text:p>

It is not rare to have to wait in a line for
the previous visitor to use the current.</text:p>
          </table:table-cell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 office:value-type="string">
            <text:p>

M-My timing today appears to be... quite...
terrible...!</text:p>
          </table:table-cell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 office:value-type="string">
            <text:p>

There are still six others waiting for the
chasm...!</text:p>
          </table:table-cell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 office:value-type="string">
            <text:p>

I have been desperate to “evacuate” for quite
some time, so t... to be honest... I am at my limit!</text:p>
          </table:table-cell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 office:value-type="string">
            <text:p>

However, it is the height of taboo for noble
beings such as us to break etiquette...!</text:p>
          </table:table-cell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 office:value-type="string">
            <text:p>

Naturally, “evacuation” outside of the chasm is
inexcusable, as is skipping the line.</text:p>
          </table:table-cell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 office:value-type="string">
            <text:p>

Th-That is to say... I... s-simply must hold it...
until the... six before me have... “evacuated”...</text:p>
          </table:table-cell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 office:value-type="string">
            <text:p>

Uuuugh, even so... as I thought... I cannot bear
this... any... more...!!</text:p>
          </table:table-cell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 office:value-type="string">
            <text:p>

If I waited... for six others... it... it...
would... come ou, u... uuuu!!</text:p>
          </table:table-cell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 office:value-type="string">
            <text:p>

Etiquette... evacuation... restraint... high-class...!!</text:p>
          </table:table-cell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 office:value-type="string">
            <text:p>

Ah, ah, aaAAAGH!!!</text:p>
          </table:table-cell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 office:value-type="string">
            <text:p>

I-I-I'm sorry... I tried my best... I endured
as long as I could...</text:p>
          </table:table-cell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 office:value-type="string">
            <text:p>

But I just... couldn't... stand it... ooohhh! ////</text:p>
          </table:table-cell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 office:value-type="string">
            <text:p>

(Shellsea who break custom like this are forced
to clean the chasm for a week as punishment.)</text:p>
          </table:table-cell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 office:value-type="string">
            <text:p>Laborer</text:p>
          </table:table-cell>
          <table:table-cell table:style-name="ce0"/>
          <table:table-cell table:style-name="ce0" office:value-type="string">
            <text:p>

Wa-shaah!! Today's job is shiftin' all that rubble
the bandit dirtbags left behind!</text:p>
          </table:table-cell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 office:value-type="string">
            <text:p>

Eh? I get that it's gonna be gruelin' work, but
ya don't need to fuss over me 'cos I'm a chick!</text:p>
          </table:table-cell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 office:value-type="string">
            <text:p>

I've got way more brawn then any'a these
dudes! Leave it to me!!</text:p>
          </table:table-cell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 office:value-type="string">
            <text:p>

Right, first we've gotta get a rough estimate of
how much wreckage we're lookin' at here.</text:p>
          </table:table-cell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 office:value-type="string">
            <text:p>

It's both ends a' the tunnel, right? I'll take
this side!</text:p>
          </table:table-cell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 office:value-type="string">
            <text:p>

Aaall right! Let me show ya what I'm made of!</text:p>
          </table:table-cell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 office:value-type="string">
            <text:p>

Those bandit gang bastards... they sure did
leave us a shit-ton a' rubble...</text:p>
          </table:table-cell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 office:value-type="string">
            <text:p>

Wonder if we've got enough guys here. Phew...</text:p>
          </table:table-cell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 office:value-type="string">
            <text:p>

We shift it n' shift it, but the pile ain't gettin'
any smaller...!</text:p>
          </table:table-cell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 office:value-type="string">
            <text:p>

This work's so exhaustin', I've had gallons to
drink, so I'm startin' to need the lav...</text:p>
          </table:table-cell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 office:value-type="string">
            <text:p>

But headin' back to the rail car station
bathroom now would feel kinda like givin' in...</text:p>
          </table:table-cell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 office:value-type="string">
            <text:p>

But sayin' that, takin' care of it around here like
a guy would be... kinda...</text:p>
          </table:table-cell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 office:value-type="string">
            <text:p>

Ugh... speakin' a' which, the guys I work with
disappear off somewhere'n every now'n then...</text:p>
          </table:table-cell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 office:value-type="string">
            <text:p>

They must be goin' off to take a leak, huh...</text:p>
          </table:table-cell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 office:value-type="string">
            <text:p>

If I went off and... uhh... did that, I'd be outed
in a minute...!</text:p>
          </table:table-cell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 office:value-type="string">
            <text:p>

Gotta make use a' my natural grit'n... hold it,
hold it!</text:p>
          </table:table-cell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 office:value-type="string">
            <text:p>

J-Just a little more, and... the rubble removal
will be... over'n done with...!</text:p>
          </table:table-cell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 office:value-type="string">
            <text:p>

Soon as this is done... it's roll-call, then we're
free to go, so... please... don't come out yet...</text:p>
          </table:table-cell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 office:value-type="string">
            <text:p>

Just... gotta hold my pee... a little longer...!</text:p>
          </table:table-cell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 office:value-type="string">
            <text:p>

N-Nice! Almost done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 office:value-type="string">
            <text:p>

Quick... to the assembly spot...</text:p>
          </table:table-cell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 office:value-type="string">
            <text:p>

...Eh?! The other side ain't done yet?!?!</text:p>
          </table:table-cell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 office:value-type="string">
            <text:p>

N-No waaay!! I can't... h-hold it... any...
any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 office:value-type="string">
            <text:p>

Uuu... uuuuuuuuhh!! Shit... I can't afford to be
shy, or else... I'll really... p-piss myseeelf!!</text:p>
          </table:table-cell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 office:value-type="string">
            <text:p>

No mooore!! R-R-Right there... behind that
boulder...!!!</text:p>
          </table:table-cell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 office:value-type="string">
            <text:p>

J... Just... made it... ///////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 office:value-type="string">
            <text:p>

Aaaaaahhh... this feelin' a' freedom... //////
might not be... so bad after all... ////////</text:p>
          </table:table-cell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 office:value-type="string">
            <text:p>Succubud</text:p>
          </table:table-cell>
          <table:table-cell table:style-name="ce0"/>
          <table:table-cell table:style-name="ce0" office:value-type="string">
            <text:p>

Auuu... sooo thirsty...</text:p>
          </table:table-cell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 office:value-type="string">
            <text:p>

It hasn't rained one bit lately, so I'm toootally
about to dry up...</text:p>
          </table:table-cell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 office:value-type="string">
            <text:p>

C-Come on... wateeer...</text:p>
          </table:table-cell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 office:value-type="string">
            <text:p>

Hauuun!! It's a spriiiiiiing!!</text:p>
          </table:table-cell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 office:value-type="string">
            <text:p>

Water ♪  Water ♪  Waaater ♪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 office:value-type="string">
            <text:p>

There's no telling when I'll next get to drink,
so I'll fill my tummy up niiice and full〜! 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 office:value-type="string">
            <text:p>

Urk... I... I drank... waaay too much...</text:p>
          </table:table-cell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 office:value-type="string">
            <text:p>

My tummy... huuurts... urp...</text:p>
          </table:table-cell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 office:value-type="string">
            <text:p>

B-But I have no idea when I'll next find any
water, sooo...</text:p>
          </table:table-cell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 office:value-type="string">
            <text:p>

I'll do my best to save up looots of water...!</text:p>
          </table:table-cell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 office:value-type="string">
            <text:p>

...It's all right, if I keep my mouth shut niiice
and tight, no water will spill out...!</text:p>
          </table:table-cell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 office:value-type="string">
            <text:p>

Nghuu...</text:p>
          </table:table-cell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 office:value-type="string">
            <text:p>

I-It kinda feels like... aaall that water's gonna
spill out of my crotch...</text:p>
          </table:table-cell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 office:value-type="string">
            <text:p>

But right now, I'm waaay more worried about my
mouth... focus aaall of my energy up there...!</text:p>
          </table:table-cell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 office:value-type="string">
            <text:p>

Th... This is reaaal bad...</text:p>
          </table:table-cell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 office:value-type="string">
            <text:p>

Th-Th... The water's toootally gonna... leak from
my crotch... ////</text:p>
          </table:table-cell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 office:value-type="string">
            <text:p>

The water in my stomach... keeps dripping into
my downstairs stomaaach...!</text:p>
          </table:table-cell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 office:value-type="string">
            <text:p>

Not my precious water...! I-I need to hold it
aaall in...!</text:p>
          </table:table-cell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 office:value-type="string">
            <text:p>

I need to squeeeeeze my crotch shut, and make
sure none of it comes out...! *wiggle* *wiggle*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 office:value-type="string">
            <text:p>

Uuuuu... Auuu... hold it... hold it...
hooold it... //////</text:p>
          </table:table-cell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 office:value-type="string">
            <text:p>

*fidget*... *twist*, 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 office:value-type="string">
            <text:p>

Kfuuuu... m-my... my water's... gonna s-spi...
ll... out..!!</text:p>
          </table:table-cell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 office:value-type="string">
            <text:p>

The hole... between my legs is... twitching... ah,
ooh... no... no... it's... co... uuuuuuu!!</text:p>
          </table:table-cell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 office:value-type="string">
            <text:p>

Funyuuuuuuuuuuuuu〜〜〜 ///////////</text:p>
          </table:table-cell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 office:value-type="string">
            <text:p>

Wh-What is thiiis... the water... coming out of my
crotch... f... feels... soooo... good... //////////</text:p>
          </table:table-cell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 office:value-type="string">
            <text:p>

Feels... amaaazing... ///////////</text:p>
          </table:table-cell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 office:value-type="string">
            <text:p>Thief</text:p>
          </table:table-cell>
          <table:table-cell table:style-name="ce0"/>
          <table:table-cell table:style-name="ce0" office:value-type="string">
            <text:p>

Heeeeeeeeeeeeeyyyyy! Why'd ya have to go n'
tie me up like thiiiiiiiiiis!!!</text:p>
          </table:table-cell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 office:value-type="string">
            <text:p>

Didn'tcha hear me?! I came here to join the
bandit gang!!</text:p>
          </table:table-cell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 office:value-type="string">
            <text:p>

I'm tellin' ya, I'm not an intruder!! Untie me right
nooooooooooow!!!!</text:p>
          </table:table-cell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 office:value-type="string">
            <text:p>

Just so ya know, I'm a pretty well-known cat
burglar around these parts, see?!</text:p>
          </table:table-cell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 office:value-type="string">
            <text:p>

Huh? A cat burglar shouldn't be well-known...?</text:p>
          </table:table-cell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 office:value-type="string">
            <text:p>

...Ah. Well... uhhh... about that...</text:p>
          </table:table-cell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 office:value-type="string">
            <text:p>

N-No need to sweat the details!!! Anyway,
we're all in the same business here!!</text:p>
          </table:table-cell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 office:value-type="string">
            <text:p>

You gotta believe meeeeeeeeeee!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

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 office:value-type="string">
            <text:p>

O-Oi... if ya untie me, I'll reveal my secret
thief techniques just for you...</text:p>
          </table:table-cell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 office:value-type="string">
            <text:p>

Ain't it about time you—</text:p>
          </table:table-cell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 office:value-type="string">
            <text:p>

Huh? If I'm such an expert thief, I should be
able to slip outta these ropes...?</text:p>
          </table:table-cell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 office:value-type="string">
            <text:p>

'C-C-Course I can!! Didn't I tell ya, a savvy
burglar like me can do anythin'?!</text:p>
          </table:table-cell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 office:value-type="string">
            <text:p>

Aaaall right, feast your eyes!! A knot like this'll
only take me one minute...</text:p>
          </table:table-cell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 office:value-type="string">
            <text:p>

Unununununuuuuu...!!</text:p>
          </table:table-cell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 office:value-type="string">
            <text:p>

Mghhhhhh!!! Fnnnhh!!!
Gnuwooooooooooooooooohhhhhh!!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 office:value-type="string">
            <text:p>

Haah... haah... wai... time-out... this...
th-this one's a real toughie...</text:p>
          </table:table-cell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 office:value-type="string">
            <text:p>

U... Uncle!! I give up!!! This is impossible!!
I'm sorry!!!</text:p>
          </table:table-cell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 office:value-type="string">
            <text:p>

I don't care about joinin' the gang anymore!!
J-Just... untie me!! Hey!!</text:p>
          </table:table-cell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 office:value-type="string">
            <text:p>

That's not it!! I... uhh... well...</text:p>
          </table:table-cell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 office:value-type="string">
            <text:p>

I'm gonna... burst! //////// I've been bustin'
to use the john... this whole time!!!</text:p>
          </table:table-cell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 office:value-type="string">
            <text:p>

I'm serious!!! Would someone like me lie?!?!
That beggars belief!!! C'mon!!!</text:p>
          </table:table-cell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 office:value-type="string">
            <text:p>

For real... this is really bad... I'm tellin' ya...
I'm gonna... I-I'm gonna pi... uuu... /////</text:p>
          </table:table-cell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 office:value-type="string">
            <text:p>

Ah, shit... nooo... //////</text:p>
          </table:table-cell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 office:value-type="string">
            <text:p>

Looooooooooooooook!!! I'm pissin' my
paaaaaaaaaaants! /////////</text:p>
          </table:table-cell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 office:value-type="string">
            <text:p>

I-I wanna go hoooooooooooome! ////////</text:p>
          </table:table-cell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 office:value-type="string">
            <text:p>Maid</text:p>
          </table:table-cell>
          <table:table-cell table:style-name="ce0"/>
          <table:table-cell table:style-name="ce0" office:value-type="string">
            <text:p>

Eh?! Weren't there meant to be four maids on
shift today?!</text:p>
          </table:table-cell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 office:value-type="string">
            <text:p>

Wha, no way...! Isn't this the most guests we've
had all month?!</text:p>
          </table:table-cell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 office:value-type="string">
            <text:p>

Uuu... and obviously, hiring lots of part-timers
would make the quality of service drop...</text:p>
          </table:table-cell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 office:value-type="string">
            <text:p>

As the head maid, I have to cover with all I've
got!</text:p>
          </table:table-cell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 office:value-type="string">
            <text:p>

All right, I'll put my all into this! The hotel
is my battleground!! And I'm the general!!</text:p>
          </table:table-cell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 office:value-type="string">
            <text:p>

Yes, I will carry your luggage to your room.</text:p>
          </table:table-cell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 office:value-type="string">
            <text:p>

You will be renting a blanket? In that case,
please follow me to the front desk.</text:p>
          </table:table-cell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 office:value-type="string">
            <text:p>

You would like some other shampoo? I will
prepare several for your selection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 office:value-type="string">
            <text:p>

Haah... haah... I-I'm exhausted...</text:p>
          </table:table-cell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 office:value-type="string">
            <text:p>

I'm doing the work of four people on top of my
own... was this too much all along...?</text:p>
          </table:table-cell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 office:value-type="string">
            <text:p>

I don't have a moment to catch my breath, let
alone visit the restroom...</text:p>
          </table:table-cell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 office:value-type="string">
            <text:p>

E-Excuse me, sir! The staircase is this way and
on the left!</text:p>
          </table:table-cell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 office:value-type="string">
            <text:p>

Yes, the bathing area is open from four A.M
until...</text:p>
          </table:table-cell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 office:value-type="string">
            <text:p>

Khhh! Oh, no... I really have held it far too long...!</text:p>
          </table:table-cell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 office:value-type="string">
            <text:p>

If I relax for even a moment... it'll all come out...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 office:value-type="string">
            <text:p>

Quickly... restroom... hurry...</text:p>
          </table:table-cell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 office:value-type="string">
            <text:p>

...Eh?! The employee's restroom is... out
of order?!?!</text:p>
          </table:table-cell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 office:value-type="string">
            <text:p>

You must be joking!! No one told me about this!!</text:p>
          </table:table-cell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 office:value-type="string">
            <text:p>

B-But... the head maid couldn't possibly... use
the guests' washroom...</text:p>
          </table:table-cell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 office:value-type="string">
            <text:p>

But, but... I-I can't... hold it... any longeeer...!!</text:p>
          </table:table-cell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 office:value-type="string">
            <text:p>

Restroom... anywhere... somewhere I can...
p-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 office:value-type="string">
            <text:p>

...That's right, just up these stairs... there's a
flowerbed on the roof...</text:p>
          </table:table-cell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 office:value-type="string">
            <text:p>

...Great, there's no one around...!!</text:p>
          </table:table-cell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 office:value-type="string">
            <text:p>

This is disgraceful, but... i-it's an
emergency! /////</text:p>
          </table:table-cell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 office:value-type="string">
            <text:p>

Nnnhaaaaaaaaaaaa...... ♪♪</text:p>
          </table:table-cell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 office:value-type="string">
            <text:p>

M-My first pee... in ten hooours...
Sooo goooood〜〜... ♪♪</text:p>
          </table:table-cell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 office:value-type="string">
            <text:p>Ghost-story</text:p>
          </table:table-cell>
          <table:table-cell table:style-name="ce0"/>
          <table:table-cell table:style-name="ce0" office:value-type="string">
            <text:p>

Friend “...And the next moment, the woman that
should've been in the mirror...”</text:p>
          </table:table-cell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 office:value-type="string">
            <text:p>

Friend “Was on the ceiliiiiiiiiiiiiiiiiiing!!”</text:p>
          </table:table-cell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p!!!!</text:p>
          </table:table-cell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 office:value-type="string">
            <text:p>

Friend “Ha lololol you're such a scaredy-cat
lolololol!”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 office:value-type="string">
            <text:p>

I, I, I-I-I, I, I am NOT!! That was j-j-just
screaming practice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 office:value-type="string">
            <text:p>

Mom “My, my, how long are you going to be
playing around with those little ghost-stories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 office:value-type="string">
            <text:p>

Mom “Come on, it's getting dark, so it's about
time for you to get back home.”</text:p>
          </table:table-cell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 office:value-type="string">
            <text:p>

Friend “Yes Ma'aaaam! See you lateeer!”</text:p>
          </table:table-cell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 office:value-type="string">
            <text:p>

(Ooooh〜...! We were NOT playing! I really was
scared!!)</text:p>
          </table:table-cell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 office:value-type="string">
            <text:p>

*squirm*... *squirm*...</text:p>
          </table:table-cell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 office:value-type="string">
            <text:p>

I... I've gotta go pee....</text:p>
          </table:table-cell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 office:value-type="string">
            <text:p>

But I'm too scared to... l-leave my bed...</text:p>
          </table:table-cell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 office:value-type="string">
            <text:p>

Is it just me, or have the sounds of the waves
been extra-loud today...?</text:p>
          </table:table-cell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 office:value-type="string">
            <text:p>

T-Too weird... too scaryyy...</text:p>
          </table:table-cell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 office:value-type="string">
            <text:p>

I need to... pee, but... I'm gonna hold it 'til
morning...!</text:p>
          </table:table-cell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 office:value-type="string">
            <text:p>

Kh... there's no way... I can... hold it, after
all...!</text:p>
          </table:table-cell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 office:value-type="string">
            <text:p>

If I don't... get to the toilet, I'll... pee my
pants!!</text:p>
          </table:table-cell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 office:value-type="string">
            <text:p>

I-It's fine... I'll just hurry in and go nice and
quick, then rush back... I-I'm not scared...!</text:p>
          </table:table-cell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 office:value-type="string">
            <text:p>

*splash*!! *drip*! *drip*!</text:p>
          </table:table-cell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 office:value-type="string">
            <text:p>

Fuweeeeeeehhh?!! Wh-Wh-What's that sound?!?!</text:p>
          </table:table-cell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 office:value-type="string">
            <text:p>

*drip* *drip* *drip*! *splash*!!!</text:p>
          </table:table-cell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eeeeeee
eeeeeeeeeek————!!!!</text:p>
          </table:table-cell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 office:value-type="string">
            <text:p>

I-I-I-I-I, I, I'm totally
scaaaaaaaaaaaaaaaared—————!!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 office:value-type="string">
            <text:p>

Mom “Goodness, gracious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 office:value-type="string">
            <text:p>

Mom “Not only were you scared of the sounds
of fish leaping in the high waves, but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 office:value-type="string">
            <text:p>

Mom “You went to bed when you knew you
needed to go to the toilet...”</text:p>
          </table:table-cell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 office:value-type="string">
            <text:p>

...Auu... b-but... but... ////</text:p>
          </table:table-cell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 office:value-type="string">
            <text:p>

Mom “Do you realize how difficult it is to dry
futons in this town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 office:value-type="string">
            <text:p>

Mom “From now on, you'll go to the bathroom
before bed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 office:value-type="string">
            <text:p>

Mom “And if you need to go, make sure you
wake Mom up, is that clear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 office:value-type="string">
            <text:p>

Mom “I'll take you to the toilet.”</text:p>
          </table:table-cell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 office:value-type="string">
            <text:p>

...Yeah... sorry, Mom... it won't happen again...</text:p>
          </table:table-cell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 office:value-type="string">
            <text:p>Date-chan</text:p>
          </table:table-cell>
          <table:table-cell table:style-name="ce0"/>
          <table:table-cell table:style-name="ce0" office:value-type="string">
            <text:p>

Ah! Boyfriend-kun, over here!</text:p>
          </table:table-cell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 office:value-type="string">
            <text:p>

Huh? No, I haven't been waiting at all! ♪
I just got here! ♪</text:p>
          </table:table-cell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 office:value-type="string">
            <text:p>

(I've actually been so nervous about our first
date that I've been hanging around for an hour...)</text:p>
          </table:table-cell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 office:value-type="string">
            <text:p>

Hey, hey, look! The lake's sooo pretty!</text:p>
          </table:table-cell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 office:value-type="string">
            <text:p>

There's no wind, so it's perfectly reflecting
the trees and the clear blue sky! ♪</text:p>
          </table:table-cell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 office:value-type="string">
            <text:p>

Eh? A boat ride? Let's do it! Wahoo—! ☆</text:p>
          </table:table-cell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 office:value-type="string">
            <text:p>

Wow, Boyfriend-kun, you totally suck at
rowing〜! Fufu! Fufufu!</text:p>
          </table:table-cell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 office:value-type="string">
            <text:p>

It's your first time in a boat? Yep, me too! ♪</text:p>
          </table:table-cell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 office:value-type="string">
            <text:p>

(I'm actually a regular at the boat rental store
here...)</text:p>
          </table:table-cell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 office:value-type="string">
            <text:p>

(Also, did I get here too early? I kinda wish I'd
gone to the toilet...)</text:p>
          </table:table-cell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Thanks to my nerves, I'm really starting to
need to go...)</text:p>
          </table:table-cell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 office:value-type="string">
            <text:p>

Huh? You brought juice for me? Yaaaay!</text:p>
          </table:table-cell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 office:value-type="string">
            <text:p>

Thanks! Down the hatch—! ♪</text:p>
          </table:table-cell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 office:value-type="string">
            <text:p>

(Oh, well, I can just go to the bathroom after we
get off the boat... probably...)</text:p>
          </table:table-cell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 office:value-type="string">
            <text:p>

U... Umm... Boyfriend-kun...</text:p>
          </table:table-cell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 office:value-type="string">
            <text:p>

You've been fumbling on the oars all the way
back to the pier, are you gonna be okay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 office:value-type="string">
            <text:p>

Yeah... a-actually... well... I k-kinda... I have
to go to the bathroom... /////</text:p>
          </table:table-cell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 office:value-type="string">
            <text:p>

Huh? I-It's fine, I can... still.... h-hold it...
yeah...</text:p>
          </table:table-cell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 office:value-type="string">
            <text:p>

(Uwaaaaahn! That was a total lie! I-I'm about to
buuurst!)</text:p>
          </table:table-cell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 office:value-type="string">
            <text:p>

(Oh, no, I'm gonna wet myself!! /////)</text:p>
          </table:table-cell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 office:value-type="string">
            <text:p>

(Hauuuu, I-I can't take this anymoooore!!)</text:p>
          </table:table-cell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 office:value-type="string">
            <text:p>

Boyfriend-kun!! Gimme the oars!! I-I'll row!!!
Quickly!!!!</text:p>
          </table:table-cell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 office:value-type="string">
            <text:p>

Woosh!! Woosh!! Woosh!!
Woosh!! Woosh!! Woosh!!</text:p>
          </table:table-cell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 office:value-type="string">
            <text:p>

(Please, I have to make iiiiiiiiiit!!!)</text:p>
          </table:table-cell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 office:value-type="string">
            <text:p>

Pshhhhhh! *trickle trickle*...!!</text:p>
          </table:table-cell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 office:value-type="string">
            <text:p>

Hauuunh!!!
(Agh, I-I went too hard... I'm losing con—!)</text:p>
          </table:table-cell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 office:value-type="string">
            <text:p>

Ah, no... don't look... turn arooound! ////</text:p>
          </table:table-cell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 office:value-type="string">
            <text:p>

Noooooooooooooo——————! ////////</text:p>
          </table:table-cell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 office:value-type="string">
            <text:p>

No, no!!! This can't be happeniiing———!!! //////</text:p>
          </table:table-cell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 office:value-type="string">
            <text:p>

...Huh??? C-Cu... Cute????</text:p>
          </table:table-cell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 office:value-type="string">
            <text:p>

Mrghh!! Idiooot!!! ////////////</text:p>
          </table:table-cell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 office:value-type="string">
            <text:p>Guard-chan</text:p>
          </table:table-cell>
          <table:table-cell table:style-name="ce0"/>
          <table:table-cell table:style-name="ce0" office:value-type="string">
            <text:p>

Night-time guard duty... I thought it'd be as easy
as just standing here, but it's really hard...</text:p>
          </table:table-cell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 office:value-type="string">
            <text:p>

It got out that I fell asleep on watch last night
and the garrison commander got mad at me...</text:p>
          </table:table-cell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 office:value-type="string">
            <text:p>

Today, I'm gonna do my best and keep a
look-out 'til my shift ends!</text:p>
          </table:table-cell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/>
          <table:table-cell table:style-name="ce0"/>
          <table:table-cell table:style-name="ce0" office:value-type="string">
            <text:p>

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 office:value-type="string">
            <text:p>

...Uuuu... I-I'm really sleepy, though... the training
today really took it out of me, so this is tough...</text:p>
          </table:table-cell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 office:value-type="string">
            <text:p>

I know food and drink is forbidden on duty, but
I guess I'll have to use my secret weapon...</text:p>
          </table:table-cell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 office:value-type="string">
            <text:p>

Ta-daa! A nice, strong coffee〜!</text:p>
          </table:table-cell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 office:value-type="string">
            <text:p>

This'll make my sleepiness all go away, so I can
focus on guard duty!</text:p>
          </table:table-cell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

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 office:value-type="string">
            <text:p>

Oo... Oops... that was a major miscalculation...</text:p>
          </table:table-cell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 office:value-type="string">
            <text:p>

Maybe it was too strong after all?
I reeeally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 office:value-type="string">
            <text:p>

Even so, there's no way I can step away from
my post... uuu...</text:p>
          </table:table-cell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 office:value-type="string">
            <text:p>

A little nap earned me an hour-long sermon last
time, so...</text:p>
          </table:table-cell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 office:value-type="string">
            <text:p>

Who knows what kind of punishment awaits me
if I leave my station...</text:p>
          </table:table-cell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 office:value-type="string">
            <text:p>

A-Anyway... only two hours left 'til my shift
ends, so until then, just hold it... hold it...!</text:p>
          </table:table-cell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 office:value-type="string">
            <text:p>

Ohmigod... ohmigod... ohmigod...!</text:p>
          </table:table-cell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 office:value-type="string">
            <text:p>

Only thirty minutes... u-until shift change...!
B-But... but...</text:p>
          </table:table-cell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 office:value-type="string">
            <text:p>

What do I do... I-I can't... hold it... anymore...</text:p>
          </table:table-cell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 office:value-type="string">
            <text:p>

Aaaah... shoot... I'm gonna... I'm gonna p-pee
myself... no...!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 office:value-type="string">
            <text:p>

At this point... b-better find a corner to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 office:value-type="string">
            <text:p>

...Ack! Wh-Who's there...?!</text:p>
          </table:table-cell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 office:value-type="string">
            <text:p>

Drunk “I'm hooome〜! Jusht got baaack〜!
*hic*”</text:p>
          </table:table-cell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 office:value-type="string">
            <text:p>

Drunk “C'mon, open up〜!”</text:p>
          </table:table-cell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 office:value-type="string">
            <text:p>

Eh, u-umm... this isn't your home, it's the...
castle...! *squirm* *squirm*</text:p>
          </table:table-cell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 office:value-type="string">
            <text:p>

Drunk “Huuuuuh〜? Sherioushly〜???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 office:value-type="string">
            <text:p>

Drunk “Then, where ish my home〜? *hic*”</text:p>
          </table:table-cell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 office:value-type="string">
            <text:p>

I-I don't kn... uu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 office:value-type="string">
            <text:p>

No... i-it's coming ouuut...</text:p>
          </table:table-cell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 office:value-type="string">
            <text:p>

I'm gonna pee m... ah... hauuuuuu...!!</text:p>
          </table:table-cell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 office:value-type="string">
            <text:p>

Awawah... wawah... awawawaaah... //////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 office:value-type="string">
            <text:p>

Uuuuuuu... I-I've done it noooow...!</text:p>
          </table:table-cell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 office:value-type="string">
            <text:p>

Drunk “Th-This is!!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 office:value-type="string">
            <text:p>

Drunk “Super-rare!! *fist-pump*”</text:p>
          </table:table-cell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 office:value-type="string">
            <text:p>

Uwaaaaaahn!! Go home alreadyyyyyyyyyy!!
///////</text:p>
          </table:table-cell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'l 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 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vy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thralled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3T12:09:53+02:00</meta:creation-date>
    <dc:date>2020-05-23T12:09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